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4.113cm" table:align="left"/>
    </style:style>
    <style:style style:name="表1.A" style:family="table-column">
      <style:table-column-properties style:column-width="3.649cm"/>
    </style:style>
    <style:style style:name="表1.B" style:family="table-column">
      <style:table-column-properties style:column-width="0.192cm"/>
    </style:style>
    <style:style style:name="表1.C" style:family="table-column">
      <style:table-column-properties style:column-width="0.272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6.695cm" table:align="left"/>
    </style:style>
    <style:style style:name="表2.A" style:family="table-column">
      <style:table-column-properties style:column-width="1.528cm"/>
    </style:style>
    <style:style style:name="表2.B" style:family="table-column">
      <style:table-column-properties style:column-width="3.141cm"/>
    </style:style>
    <style:style style:name="表2.C" style:family="table-column">
      <style:table-column-properties style:column-width="12.026cm"/>
    </style:style>
    <style:style style:name="表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3" style:family="table">
      <style:table-properties style:width="16.986cm" table:align="left"/>
    </style:style>
    <style:style style:name="表3.A" style:family="table-column">
      <style:table-column-properties style:column-width="1.528cm"/>
    </style:style>
    <style:style style:name="表3.B" style:family="table-column">
      <style:table-column-properties style:column-width="3.141cm"/>
    </style:style>
    <style:style style:name="表3.C" style:family="table-column">
      <style:table-column-properties style:column-width="12.317cm"/>
    </style:style>
    <style:style style:name="表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4" style:family="table">
      <style:table-properties style:width="17.066cm" fo:margin-left="0cm" fo:margin-right="-0.065cm" table:align="margins"/>
    </style:style>
    <style:style style:name="表4.A" style:family="table-column">
      <style:table-column-properties style:column-width="1.528cm" style:rel-column-width="5865*"/>
    </style:style>
    <style:style style:name="表4.B" style:family="table-column">
      <style:table-column-properties style:column-width="3.141cm" style:rel-column-width="12063*"/>
    </style:style>
    <style:style style:name="表4.C" style:family="table-column">
      <style:table-column-properties style:column-width="12.397cm" style:rel-column-width="47607*"/>
    </style:style>
    <style:style style:name="表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528cm" style:rel-column-width="5884*"/>
    </style:style>
    <style:style style:name="表5.B" style:family="table-column">
      <style:table-column-properties style:column-width="3.141cm" style:rel-column-width="12101*"/>
    </style:style>
    <style:style style:name="表5.C" style:family="table-column">
      <style:table-column-properties style:column-width="12.344cm" style:rel-column-width="47550*"/>
    </style:style>
    <style:style style:name="表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6" style:family="table">
      <style:table-properties style:width="17.092cm" fo:margin-left="0cm" fo:margin-right="-0.092cm" table:align="margins"/>
    </style:style>
    <style:style style:name="表6.A" style:family="table-column">
      <style:table-column-properties style:column-width="1.528cm" style:rel-column-width="5856*"/>
    </style:style>
    <style:style style:name="表6.B" style:family="table-column">
      <style:table-column-properties style:column-width="3.141cm" style:rel-column-width="12045*"/>
    </style:style>
    <style:style style:name="表6.C" style:family="table-column">
      <style:table-column-properties style:column-width="12.423cm" style:rel-column-width="47634*"/>
    </style:style>
    <style:style style:name="表6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1.138cm" style:rel-column-width="4382*"/>
    </style:style>
    <style:style style:name="表7.B" style:family="table-column">
      <style:table-column-properties style:column-width="4.233cm" style:rel-column-width="16307*"/>
    </style:style>
    <style:style style:name="表7.C" style:family="table-column">
      <style:table-column-properties style:column-width="11.642cm" style:rel-column-width="4484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1.136cm" style:rel-column-width="4375*"/>
    </style:style>
    <style:style style:name="表8.B" style:family="table-column">
      <style:table-column-properties style:column-width="3.679cm" style:rel-column-width="14173*"/>
    </style:style>
    <style:style style:name="表8.C" style:family="table-column">
      <style:table-column-properties style:column-width="12.197cm" style:rel-column-width="46987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1.138cm" style:rel-column-width="4382*"/>
    </style:style>
    <style:style style:name="表10.B" style:family="table-column">
      <style:table-column-properties style:column-width="4.233cm" style:rel-column-width="16307*"/>
    </style:style>
    <style:style style:name="表10.C" style:family="table-column">
      <style:table-column-properties style:column-width="11.642cm" style:rel-column-width="44846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138cm" style:rel-column-width="4382*"/>
    </style:style>
    <style:style style:name="表11.B" style:family="table-column">
      <style:table-column-properties style:column-width="4.233cm" style:rel-column-width="16307*"/>
    </style:style>
    <style:style style:name="表11.C" style:family="table-column">
      <style:table-column-properties style:column-width="11.642cm" style:rel-column-width="44846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138cm" style:rel-column-width="4382*"/>
    </style:style>
    <style:style style:name="表12.B" style:family="table-column">
      <style:table-column-properties style:column-width="4.233cm" style:rel-column-width="16307*"/>
    </style:style>
    <style:style style:name="表12.C" style:family="table-column">
      <style:table-column-properties style:column-width="11.642cm" style:rel-column-width="4484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1.138cm" style:rel-column-width="4382*"/>
    </style:style>
    <style:style style:name="表13.B" style:family="table-column">
      <style:table-column-properties style:column-width="4.233cm" style:rel-column-width="16307*"/>
    </style:style>
    <style:style style:name="表13.C" style:family="table-column">
      <style:table-column-properties style:column-width="11.642cm" style:rel-column-width="44846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1.138cm" style:rel-column-width="4382*"/>
    </style:style>
    <style:style style:name="表14.B" style:family="table-column">
      <style:table-column-properties style:column-width="4.233cm" style:rel-column-width="16307*"/>
    </style:style>
    <style:style style:name="表14.C" style:family="table-column">
      <style:table-column-properties style:column-width="11.642cm" style:rel-column-width="44846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138cm" style:rel-column-width="4382*"/>
    </style:style>
    <style:style style:name="表15.B" style:family="table-column">
      <style:table-column-properties style:column-width="4.233cm" style:rel-column-width="16307*"/>
    </style:style>
    <style:style style:name="表15.C" style:family="table-column">
      <style:table-column-properties style:column-width="11.642cm" style:rel-column-width="44846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138cm" style:rel-column-width="4382*"/>
    </style:style>
    <style:style style:name="表17.B" style:family="table-column">
      <style:table-column-properties style:column-width="4.233cm" style:rel-column-width="16307*"/>
    </style:style>
    <style:style style:name="表17.C" style:family="table-column">
      <style:table-column-properties style:column-width="11.642cm" style:rel-column-width="44846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1.138cm" style:rel-column-width="4382*"/>
    </style:style>
    <style:style style:name="表9.B" style:family="table-column">
      <style:table-column-properties style:column-width="4.233cm" style:rel-column-width="16307*"/>
    </style:style>
    <style:style style:name="表9.C" style:family="table-column">
      <style:table-column-properties style:column-width="11.642cm" style:rel-column-width="4484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#ffe599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#ffe599" style:font-size-asian="17pt" style:font-size-complex="17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7pt" style:text-underline-style="none" style:text-blinking="false" fo:background-color="transparent" style:font-size-asian="17pt" style:font-size-complex="17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8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8pt" fo:font-style="normal" style:text-underline-style="none" fo:font-weight="normal" style:text-blinking="false" fo:background-color="transparent" style:font-size-asian="17pt" style:font-size-complex="17pt"/>
    </style:style>
    <style:style style:name="P20" style:family="paragraph" style:parent-style-name="Text_20_body">
      <style:paragraph-properties fo:margin-top="0cm" fo:margin-bottom="0cm" fo:line-height="144%" style:writing-mode="lr-tb"/>
      <style:text-properties style:font-weight-asian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2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23" style:family="paragraph" style:parent-style-name="Table_20_Contents">
      <style:paragraph-properties fo:margin-top="0cm" fo:margin-bottom="0cm" fo:line-height="144%" fo:padding="0.176cm" fo:border="0.035cm solid #000000" style:writing-mode="lr-tb"/>
    </style:style>
    <style:style style:name="P24" style:family="paragraph" style:parent-style-name="Table_20_Contents">
      <style:paragraph-properties fo:margin-top="0cm" fo:margin-bottom="0cm" fo:line-height="144%" fo:text-align="center" style:justify-single-word="false" fo:padding="0.176cm" fo:border="0.035cm solid #000000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25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#ffe599"/>
    </style:style>
    <style:style style:name="P26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#ffe599" style:font-name-asian="Arial1" style:font-size-asian="14pt" style:font-style-asian="normal" style:font-weight-asian="normal"/>
    </style:style>
    <style:style style:name="P27" style:family="paragraph" style:parent-style-name="Table_20_Contents">
      <style:text-properties style:language-asian="ja" style:country-asian="JP"/>
    </style:style>
    <style:style style:name="P28" style:family="paragraph" style:parent-style-name="Table_20_Contents">
      <style:text-properties fo:font-size="13pt" style:font-size-asian="13pt" style:font-size-complex="13pt"/>
    </style:style>
    <style:style style:name="P29" style:family="paragraph" style:parent-style-name="Table_20_Contents">
      <style:text-properties fo:font-size="14pt" style:font-size-asian="14pt" style:font-size-complex="14pt"/>
    </style:style>
    <style:style style:name="P30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31" style:family="paragraph" style:parent-style-name="Table_20_Contents">
      <style:text-properties fo:font-size="15pt" style:font-size-asian="15pt" style:font-size-complex="15pt"/>
    </style:style>
    <style:style style:name="P32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>
      <style:paragraph-properties fo:margin-top="0cm" fo:margin-bottom="0.499cm" fo:padding="0.176cm" fo:border="0.035cm solid #000000"/>
    </style:style>
    <style:style style:name="P34" style:family="paragraph" style:parent-style-name="Table_20_Contents">
      <style:paragraph-properties fo:padding="0.176cm" fo:border="0.035cm solid #000000"/>
    </style:style>
    <style:style style:name="P35" style:family="paragraph" style:parent-style-name="Table_20_Contents" style:list-style-name="L36">
      <style:text-properties style:language-asian="ja" style:country-asian="JP"/>
    </style:style>
    <style:style style:name="P36" style:family="paragraph" style:parent-style-name="Table_20_Contents" style:list-style-name="L37">
      <style:text-properties style:language-asian="ja" style:country-asian="JP"/>
    </style:style>
    <style:style style:name="P37" style:family="paragraph" style:parent-style-name="Table_20_Contents" style:list-style-name="L38">
      <style:text-properties style:language-asian="ja" style:country-asian="JP"/>
    </style:style>
    <style:style style:name="P38" style:family="paragraph" style:parent-style-name="Table_20_Contents" style:list-style-name="L39">
      <style:text-properties style:language-asian="ja" style:country-asian="JP"/>
    </style:style>
    <style:style style:name="P39" style:family="paragraph" style:parent-style-name="Table_20_Contents" style:list-style-name="L40">
      <style:text-properties style:language-asian="ja" style:country-asian="JP"/>
    </style:style>
    <style:style style:name="P40" style:family="paragraph" style:parent-style-name="Table_20_Contents" style:list-style-name="L41">
      <style:text-properties style:language-asian="ja" style:country-asian="JP"/>
    </style:style>
    <style:style style:name="P41" style:family="paragraph" style:parent-style-name="Table_20_Contents" style:list-style-name="L42">
      <style:text-properties style:language-asian="ja" style:country-asian="JP"/>
    </style:style>
    <style:style style:name="P42" style:family="paragraph" style:parent-style-name="Table_20_Contents" style:list-style-name="L43">
      <style:text-properties style:language-asian="ja" style:country-asian="JP"/>
    </style:style>
    <style:style style:name="P43" style:family="paragraph" style:parent-style-name="Table_20_Contents" style:list-style-name="L44">
      <style:text-properties style:language-asian="ja" style:country-asian="JP"/>
    </style:style>
    <style:style style:name="P44" style:family="paragraph" style:parent-style-name="Table_20_Contents" style:list-style-name="L45">
      <style:text-properties style:language-asian="ja" style:country-asian="JP"/>
    </style:style>
    <style:style style:name="P45" style:family="paragraph" style:parent-style-name="Table_20_Contents" style:list-style-name="L46">
      <style:text-properties style:language-asian="ja" style:country-asian="JP"/>
    </style:style>
    <style:style style:name="P46" style:family="paragraph" style:parent-style-name="Table_20_Contents" style:list-style-name="L47">
      <style:text-properties style:language-asian="ja" style:country-asian="JP"/>
    </style:style>
    <style:style style:name="P47" style:family="paragraph" style:parent-style-name="Table_20_Contents" style:list-style-name="L48">
      <style:text-properties style:language-asian="ja" style:country-asian="JP"/>
    </style:style>
    <style:style style:name="P48" style:family="paragraph" style:parent-style-name="Table_20_Contents" style:list-style-name="L49">
      <style:text-properties style:language-asian="ja" style:country-asian="JP"/>
    </style:style>
    <style:style style:name="P49" style:family="paragraph" style:parent-style-name="Table_20_Contents" style:list-style-name="L50">
      <style:text-properties style:language-asian="ja" style:country-asian="JP"/>
    </style:style>
    <style:style style:name="P50" style:family="paragraph" style:parent-style-name="Table_20_Contents" style:list-style-name="L51">
      <style:text-properties style:language-asian="ja" style:country-asian="JP"/>
    </style:style>
    <style:style style:name="P51" style:family="paragraph" style:parent-style-name="Table_20_Contents" style:list-style-name="L52">
      <style:text-properties style:language-asian="ja" style:country-asian="JP"/>
    </style:style>
    <style:style style:name="P52" style:family="paragraph" style:parent-style-name="Table_20_Contents" style:list-style-name="L53">
      <style:text-properties style:language-asian="ja" style:country-asian="JP"/>
    </style:style>
    <style:style style:name="P53" style:family="paragraph" style:parent-style-name="Table_20_Contents" style:list-style-name="L54">
      <style:text-properties style:language-asian="ja" style:country-asian="JP"/>
    </style:style>
    <style:style style:name="P54" style:family="paragraph" style:parent-style-name="Table_20_Contents" style:list-style-name="L55">
      <style:text-properties style:language-asian="ja" style:country-asian="JP"/>
    </style:style>
    <style:style style:name="P55" style:family="paragraph" style:parent-style-name="Table_20_Contents" style:list-style-name="L56">
      <style:text-properties style:language-asian="ja" style:country-asian="JP"/>
    </style:style>
    <style:style style:name="P56" style:family="paragraph" style:parent-style-name="Table_20_Contents" style:list-style-name="L57">
      <style:text-properties style:language-asian="ja" style:country-asian="JP"/>
    </style:style>
    <style:style style:name="P57" style:family="paragraph" style:parent-style-name="Table_20_Contents" style:list-style-name="L60">
      <style:text-properties style:language-asian="ja" style:country-asian="JP"/>
    </style:style>
    <style:style style:name="P58" style:family="paragraph" style:parent-style-name="Table_20_Contents" style:list-style-name="L61">
      <style:text-properties style:language-asian="ja" style:country-asian="JP"/>
    </style:style>
    <style:style style:name="P59" style:family="paragraph" style:parent-style-name="Table_20_Contents" style:list-style-name="L62">
      <style:text-properties style:language-asian="ja" style:country-asian="JP"/>
    </style:style>
    <style:style style:name="P60" style:family="paragraph" style:parent-style-name="Table_20_Contents" style:list-style-name="L65">
      <style:text-properties style:language-asian="ja" style:country-asian="JP"/>
    </style:style>
    <style:style style:name="P61" style:family="paragraph" style:parent-style-name="Table_20_Contents" style:list-style-name="L57"/>
    <style:style style:name="P62" style:family="paragraph" style:parent-style-name="Table_20_Contents" style:list-style-name="L58">
      <style:text-properties fo:font-size="18pt" style:font-size-asian="18pt" style:font-size-complex="18pt"/>
    </style:style>
    <style:style style:name="P63" style:family="paragraph" style:parent-style-name="Table_20_Contents" style:list-style-name="L59">
      <style:text-properties fo:font-size="18pt" style:font-size-asian="18pt" style:font-size-complex="18pt"/>
    </style:style>
    <style:style style:name="P64" style:family="paragraph" style:parent-style-name="Table_20_Contents" style:list-style-name="L63">
      <style:text-properties fo:font-size="18pt" style:font-size-asian="18pt" style:font-size-complex="18pt"/>
    </style:style>
    <style:style style:name="P65" style:family="paragraph" style:parent-style-name="Table_20_Contents" style:list-style-name="L59">
      <style:text-properties fo:font-size="13pt" style:font-size-asian="13pt" style:language-asian="ja" style:country-asian="JP" style:font-size-complex="13pt"/>
    </style:style>
    <style:style style:name="P66" style:family="paragraph" style:parent-style-name="Table_20_Contents" style:list-style-name="L63"/>
    <style:style style:name="P67" style:family="paragraph" style:parent-style-name="Table_20_Contents" style:list-style-name="L64"/>
    <style:style style:name="P68" style:family="paragraph" style:parent-style-name="Table_20_Contents" style:list-style-name="L66">
      <style:text-properties fo:font-size="14pt" style:font-size-asian="14pt" style:font-size-complex="14pt"/>
    </style:style>
    <style:style style:name="P69" style:family="paragraph" style:parent-style-name="Table_20_Contents" style:list-style-name="L66">
      <style:text-properties fo:font-size="14pt" style:font-size-asian="14pt" style:language-asian="ja" style:country-asian="JP" style:font-size-complex="14pt"/>
    </style:style>
    <style:style style:name="P70" style:family="paragraph" style:parent-style-name="Table_20_Contents" style:list-style-name="L67">
      <style:text-properties fo:font-size="14pt" style:font-size-asian="14pt" style:language-asian="ja" style:country-asian="JP" style:font-size-complex="14pt"/>
    </style:style>
    <style:style style:name="P71" style:family="paragraph" style:parent-style-name="Table_20_Contents" style:list-style-name="L68">
      <style:text-properties fo:font-size="14pt" style:font-size-asian="14pt" style:language-asian="ja" style:country-asian="JP" style:font-size-complex="14pt"/>
    </style:style>
    <style:style style:name="P72" style:family="paragraph" style:parent-style-name="Table_20_Contents" style:list-style-name="L69">
      <style:text-properties fo:font-size="14pt" style:font-size-asian="14pt" style:language-asian="ja" style:country-asian="JP" style:font-size-complex="14pt"/>
    </style:style>
    <style:style style:name="P73" style:family="paragraph" style:parent-style-name="Table_20_Contents" style:list-style-name="L70">
      <style:text-properties fo:font-size="14pt" style:font-size-asian="14pt" style:language-asian="ja" style:country-asian="JP" style:font-size-complex="14pt"/>
    </style:style>
    <style:style style:name="P74" style:family="paragraph" style:parent-style-name="Table_20_Contents" style:list-style-name="L71">
      <style:text-properties fo:font-size="14pt" style:font-size-asian="14pt" style:language-asian="ja" style:country-asian="JP" style:font-size-complex="14pt"/>
    </style:style>
    <style:style style:name="P75" style:family="paragraph" style:parent-style-name="Table_20_Contents" style:list-style-name="L72">
      <style:text-properties fo:font-size="14pt" style:font-size-asian="14pt" style:language-asian="ja" style:country-asian="JP" style:font-size-complex="14pt"/>
    </style:style>
    <style:style style:name="P76" style:family="paragraph" style:parent-style-name="Table_20_Contents" style:list-style-name="L73">
      <style:text-properties fo:font-size="14pt" style:font-size-asian="14pt" style:language-asian="ja" style:country-asian="JP" style:font-size-complex="14pt"/>
    </style:style>
    <style:style style:name="P77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84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83">
      <style:text-properties fo:font-size="15pt" style:font-size-asian="15pt" style:font-size-complex="15pt"/>
    </style:style>
    <style:style style:name="P88" style:family="paragraph" style:parent-style-name="Table_20_Contents" style:list-style-name="L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89" style:family="paragraph" style:parent-style-name="Table_20_Contents" style:list-style-name="L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0" style:family="paragraph" style:parent-style-name="Table_20_Contents" style:list-style-name="L3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1" style:family="paragraph" style:parent-style-name="Table_20_Contents" style:list-style-name="L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2" style:family="paragraph" style:parent-style-name="Table_20_Contents" style:list-style-name="L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3" style:family="paragraph" style:parent-style-name="Table_20_Contents" style:list-style-name="L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4" style:family="paragraph" style:parent-style-name="Table_20_Contents" style:list-style-name="L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5" style:family="paragraph" style:parent-style-name="Table_20_Contents" style:list-style-name="L8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6" style:family="paragraph" style:parent-style-name="Table_20_Contents" style:list-style-name="L9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7" style:family="paragraph" style:parent-style-name="Table_20_Contents" style:list-style-name="L1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8" style:family="paragraph" style:parent-style-name="Table_20_Contents" style:list-style-name="L1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99" style:family="paragraph" style:parent-style-name="Table_20_Contents" style:list-style-name="L1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0" style:family="paragraph" style:parent-style-name="Table_20_Contents" style:list-style-name="L1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1" style:family="paragraph" style:parent-style-name="Table_20_Contents" style:list-style-name="L19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2" style:family="paragraph" style:parent-style-name="Table_20_Contents" style:list-style-name="L2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3" style:family="paragraph" style:parent-style-name="Table_20_Contents" style:list-style-name="L30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4" style:family="paragraph" style:parent-style-name="Table_20_Contents" style:list-style-name="L3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5" style:family="paragraph" style:parent-style-name="Table_20_Contents" style:list-style-name="L3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6" style:family="paragraph" style:parent-style-name="Table_20_Contents" style:list-style-name="L3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7" style:family="paragraph" style:parent-style-name="Table_20_Contents" style:list-style-name="L1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8" style:family="paragraph" style:parent-style-name="Table_20_Contents" style:list-style-name="L2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9" style:family="paragraph" style:parent-style-name="Table_20_Contents" style:list-style-name="L2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0" style:family="paragraph" style:parent-style-name="Table_20_Contents" style:list-style-name="L2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1" style:family="paragraph" style:parent-style-name="Table_20_Contents" style:list-style-name="L28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2" style:family="paragraph" style:parent-style-name="Table_20_Contents" style:list-style-name="L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3" style:family="paragraph" style:parent-style-name="Table_20_Contents" style:list-style-name="L3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4" style:family="paragraph" style:parent-style-name="Table_20_Contents" style:list-style-name="L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5" style:family="paragraph" style:parent-style-name="Table_20_Contents" style:list-style-name="L5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6" style:family="paragraph" style:parent-style-name="Table_20_Contents" style:list-style-name="L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7" style:family="paragraph" style:parent-style-name="Table_20_Contents" style:list-style-name="L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8" style:family="paragraph" style:parent-style-name="Table_20_Contents" style:list-style-name="L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9" style:family="paragraph" style:parent-style-name="Table_20_Contents" style:list-style-name="L9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0" style:family="paragraph" style:parent-style-name="Table_20_Contents" style:list-style-name="L1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1" style:family="paragraph" style:parent-style-name="Table_20_Contents" style:list-style-name="L1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2" style:family="paragraph" style:parent-style-name="Table_20_Contents" style:list-style-name="L19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3" style:family="paragraph" style:parent-style-name="Table_20_Contents" style:list-style-name="L2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4" style:family="paragraph" style:parent-style-name="Table_20_Contents" style:list-style-name="L2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5" style:family="paragraph" style:parent-style-name="Table_20_Contents" style:list-style-name="L2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6" style:family="paragraph" style:parent-style-name="Table_20_Contents" style:list-style-name="L3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7" style:family="paragraph" style:parent-style-name="Table_20_Contents" style:list-style-name="L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8" style:family="paragraph" style:parent-style-name="Table_20_Contents" style:list-style-name="L2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9" style:family="paragraph" style:parent-style-name="Table_20_Contents" style:list-style-name="L3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0" style:family="paragraph" style:parent-style-name="Table_20_Contents" style:list-style-name="L10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1" style:family="paragraph" style:parent-style-name="Table_20_Contents" style:list-style-name="L12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2" style:family="paragraph" style:parent-style-name="Table_20_Contents" style:list-style-name="L13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3" style:family="paragraph" style:parent-style-name="Table_20_Contents" style:list-style-name="L18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4" style:family="paragraph" style:parent-style-name="Table_20_Contents" style:list-style-name="L20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5" style:family="paragraph" style:parent-style-name="Table_20_Contents" style:list-style-name="L22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6" style:family="paragraph" style:parent-style-name="Table_20_Contents" style:list-style-name="L23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7" style:family="paragraph" style:parent-style-name="Table_20_Contents" style:list-style-name="L25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8" style:family="paragraph" style:parent-style-name="Table_20_Contents" style:list-style-name="L29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39" style:family="paragraph" style:parent-style-name="Table_20_Contents" style:list-style-name="L31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40" style:family="paragraph" style:parent-style-name="Table_20_Contents" style:list-style-name="L33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4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ffcc" style:language-asian="ja" style:country-asian="JP"/>
    </style:style>
    <style:style style:name="P142" style:family="paragraph" style:parent-style-name="Text_20_body" style:list-style-name="L8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ffcc" style:language-asian="ja" style:country-asian="JP"/>
    </style:style>
    <style:style style:name="P143" style:family="paragraph" style:parent-style-name="Text_20_body" style:list-style-name="L8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ffcc"/>
    </style:style>
    <style:style style:name="P14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45" style:family="paragraph" style:parent-style-name="Text_20_body" style:list-style-name="L8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 style:language-asian="ja" style:country-asian="JP"/>
    </style:style>
    <style:style style:name="P14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6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7" style:family="text">
      <style:text-properties style:font-name="Arial1" fo:font-size="13pt" fo:font-style="normal" fo:font-weight="normal"/>
    </style:style>
    <style:style style:name="T8" style:family="text">
      <style:text-properties style:font-name-asian="Arial1" style:font-size-asian="13pt" style:font-style-asian="normal" style:font-weight-asian="normal"/>
    </style:style>
    <style:style style:name="T9" style:family="text">
      <style:text-properties style:text-position="super 58%" style:language-asian="ja" style:country-asian="JP"/>
    </style:style>
    <style:style style:name="T10" style:family="text">
      <style:text-properties style:language-asian="ja" style:country-asian="JP"/>
    </style:style>
    <style:style style:name="T11" style:family="text">
      <style:text-properties fo:background-color="#ff3333"/>
    </style:style>
    <style:style style:name="T12" style:family="text">
      <style:text-properties fo:background-color="#99ccff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6aa386fb-7fff-388d-6e15-2b404423cdf7"/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<text:a xlink:type="simple" xlink:href="https://docs.google.com/document/d/14eHK1OxL5rodOfQ4xKj3ws-4tXaAfwZGzp8ThTtOpso/edit#bookmark=id.krw7hty8jps3" text:style-name="Internet_20_link" text:visited-style-name="Visited_20_Internet_20_Link"><text:span text:style-name="T1">[20190805_230847]</text:span></text:a></text:p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office:value-type="string">
            <text:p text:style-name="P23"><text:a xlink:type="simple" xlink:href="https://docs.google.com/document/d/14eHK1OxL5rodOfQ4xKj3ws-4tXaAfwZGzp8ThTtOpso/edit#bookmark=id.7m1bn422p857" text:style-name="Internet_20_link" text:visited-style-name="Visited_20_Internet_20_Link"><text:span text:style-name="T1">[20190806_225235]</text:span></text:a></text:p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office:value-type="string">
            <text:p text:style-name="P23"><text:a xlink:type="simple" xlink:href="https://docs.google.com/document/d/14eHK1OxL5rodOfQ4xKj3ws-4tXaAfwZGzp8ThTtOpso/edit#bookmark=id.xcdgjbpxsieo" text:style-name="Internet_20_link" text:visited-style-name="Visited_20_Internet_20_Link"><text:span text:style-name="T1">[20190807_232712]</text:span></text:a></text:p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</table:table>
      <text:p text:style-name="P1"><text:line-break/><text:line-break/></text:p>
      <text:p text:style-name="P3">------------------------------------------------------------</text:p>
      <text:p text:style-name="P4">[20190801_230846]</text:p>
      <text:p text:style-name="P12">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24">1</text:p>
          </table:table-cell>
          <table:table-cell table:style-name="表2.A1" office:value-type="string">
            <text:p text:style-name="P26">天気</text:p>
          </table:table-cell>
          <table:table-cell table:style-name="表2.A1" office:value-type="string">
            <text:list xml:id="list8668915684903401065" text:style-name="L1">
              <text:list-item>
                <text:p text:style-name="P88">晴れ</text:p>
              </text:list-item>
            </text:list>
          </table:table-cell>
        </table:table-row>
        <table:table-row>
          <table:table-cell table:style-name="表2.A1" office:value-type="string">
            <text:p text:style-name="P33"/>
            <text:p text:style-name="P24">2</text:p>
          </table:table-cell>
          <table:table-cell table:style-name="表2.A1" office:value-type="string">
            <text:p text:style-name="P26">餌やり</text:p>
          </table:table-cell>
          <table:table-cell table:style-name="表2.A1" office:value-type="string">
            <text:list xml:id="list8563727773534377892" text:style-name="L2">
              <text:list-item>
                <text:p text:style-name="P112">昨日もそうなんだが、ドンが、ミケを攻撃する。昨日は、ミケは、向かいのマンションの駐車場から、道路を渡ろうとする。ドンは、南側出入り口の、すぐ手前の、階段の一箇所にいる。ミケが道路を渡ってくる。すると、ドンが、ミケに向かって走り寄る。ミケは、もときた進路を引き返す。駐車場の、車の下へ入る。ドンが追いかける。ミケは、ミャアアアゥ、と、大きな声を上げる。</text:p>
              </text:list-item>
              <text:list-item>
                <text:p text:style-name="P112">今日。ドンは、小学校への階段の袂で、固形を振り入れたジプロックに、一時うずくまって、食べる。すぐに顔を上げて、ジプロックから離れる。私の脚の横へ、座る。首の後ろを、親指と人差し指で、ギューッと締め上げるようにする。気持ちいいのか、その場にドタリと、横向きで寝そべる。さらに、首をギューッと、つまむようにして、揉んであげる。</text:p>
              </text:list-item>
              <text:list-item>
                <text:p text:style-name="P89">力を入れて、その後、力を緩める。すると、顔を仰け反らせる。再び、揉んであげる。力をまた緩める。また、ドンは顔を仰け反らせる。５－６回、<text:soft-page-break/>そのひと組合わせを、行ったか。</text:p>
              </text:list-item>
            </text:list>
          </table:table-cell>
        </table:table-row>
        <table:table-row>
          <table:table-cell table:style-name="表2.A1" office:value-type="string">
            <text:p text:style-name="P33"/>
            <text:p text:style-name="P24">7</text:p>
          </table:table-cell>
          <table:table-cell table:style-name="表2.A1" office:value-type="string">
            <text:p text:style-name="P26">始めた</text:p>
          </table:table-cell>
          <table:table-cell table:style-name="表2.A1" office:value-type="string">
            <text:list xml:id="list64760526830016800" text:style-name="L3">
              <text:list-item>
                <text:p text:style-name="P113">聖書ヘブライ語。再び、読み始めた。イザヤ書。</text:p>
                <text:list>
                  <text:list-item>
                    <text:p text:style-name="P113">テキストを、読むだけ。コピペして、発音をタイプして、というやり方。は、今日は、採用していない。</text:p>
                  </text:list-item>
                  <text:list-item>
                    <text:p text:style-name="P113">このやり方は、古典ギリシャ語でテキストを読む際にも、採用している。</text:p>
                  </text:list-item>
                  <text:list-item>
                    <text:p text:style-name="P113">正しくは、後者で初めて、使い始めたやり方。ヘブライ語の読みにも、使ってみた。</text:p>
                  </text:list-item>
                </text:list>
              </text:list-item>
              <text:list-item>
                <text:p text:style-name="P90">韓国語。作文。文のテーマとして、「文法」を使う。以前にも使ったことはある。今日は、４つか、作文について、それらの全てが、「文法」というカテゴリーの、文たち。面白い。</text:p>
              </text:list-item>
            </text:list>
          </table:table-cell>
        </table:table-row>
        <table:table-row>
          <table:table-cell table:style-name="表2.A1" office:value-type="string">
            <text:p text:style-name="P33"/>
            <text:p text:style-name="P24">15</text:p>
          </table:table-cell>
          <table:table-cell table:style-name="表2.A1" office:value-type="string">
            <text:p text:style-name="P26">やった</text:p>
          </table:table-cell>
          <table:table-cell table:style-name="表2.A1" office:value-type="string">
            <text:list xml:id="list4283533929460374448" text:style-name="L4">
              <text:list-item>
                <text:p text:style-name="P127"><text:span text:style-name="T8">昨日のこと。東和の仕事、早く終わる。４時頃には、帰宅。その後、６時半過ぎぐらいまでか、</text:span><text:span text:style-name="T7">fx </text:span><text:span text:style-name="T8">の </text:span><text:span text:style-name="T7">prog </text:span><text:span text:style-name="T8">を行う。</text:span><text:span text:style-name="T7">tester </text:span><text:span text:style-name="T8">の、プログラミング。分かったこと、いくつかある。詳しくは、そのセッションの </text:span><text:span text:style-name="T7">doc </text:span><text:span text:style-name="T8">を見られたし。</text:span></text:p>
              </text:list-item>
              <text:list-item>
                <text:p text:style-name="P114">「空手体操」、続けている。</text:p>
                <text:list>
                  <text:list-item>
                    <text:p text:style-name="P114">今日は、シーンを書き留めた。</text:p>
                  </text:list-item>
                  <text:list-item>
                    <text:p text:style-name="P91">相手がこうやって迫ってくる。に対して、自分は、こう受けて、こう反撃する。それらの動きを、漫画にして、書き記した。</text:p>
                  </text:list-item>
                </text:list>
              </text:list-item>
            </text:list>
          </table:table-cell>
        </table:table-row>
        <table:table-row>
          <table:table-cell table:style-name="表2.A1" office:value-type="string">
            <text:p text:style-name="P34"/>
            <text:p text:style-name="P33"/>
            <text:p text:style-name="P24">18</text:p>
          </table:table-cell>
          <table:table-cell table:style-name="表2.A1" office:value-type="string">
            <text:p text:style-name="P26">知ったこと</text:p>
          </table:table-cell>
          <table:table-cell table:style-name="表2.A1" office:value-type="string">
            <text:list xml:id="list6095692277358342907" text:style-name="L5">
              <text:list-item>
                <text:p text:style-name="P115">気づいたこと：夜の餌やり。行く時に、道を歩いている。その時感じたこと。</text:p>
                <text:list>
                  <text:list-item>
                    <text:p text:style-name="P115">頭を真っ直ぐに立てて、顔を前に向かせる。すると、とても身体が楽だ。そう気づいた。</text:p>
                  </text:list-item>
                  <text:list-item>
                    <text:p text:style-name="P115">顔を下に向ける。すると、頭が前に突出するのか、なぜかしら、身体が重く感じる。</text:p>
                  </text:list-item>
                  <text:list-item>
                    <text:p text:style-name="P115"><text:soft-page-break/>前を向いて、頭を立てると、何かしら、上半身が軽くなるように感じる。</text:p>
                  </text:list-item>
                  <text:list-item>
                    <text:p text:style-name="P92">重心の有り様などを考慮すれば、もちろん、当然の結果かも知れないが。</text:p>
                  </text:list-item>
                </text:list>
              </text:list-item>
            </text:list>
          </table:table-cell>
        </table:table-row>
      </table:table>
      <text:p text:style-name="P2"/>
      <text:p text:style-name="Text_20_body"/>
      <text:p text:style-name="P13"> </text:p>
      <text:p text:style-name="Horizontal_20_Line"/>
      <text:p text:style-name="P12"> </text:p>
      <text:p text:style-name="P12"> </text:p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5">[/ 20190801_232946]</text:p>
      <text:p text:style-name="P1"><text:line-break/></text:p>
      <text:p text:style-name="P3">------------------------------------------------------------</text:p>
      <text:p text:style-name="P4">[20190805_230847]</text:p>
      <text:p text:style-name="P12">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4">1</text:p>
          </table:table-cell>
          <table:table-cell table:style-name="表3.A1" office:value-type="string">
            <text:p text:style-name="P26">天気</text:p>
          </table:table-cell>
          <table:table-cell table:style-name="表3.A1" office:value-type="string">
            <text:list xml:id="list6367304327104485588" text:style-name="L6">
              <text:list-item>
                <text:p text:style-name="P116">晴れ。暑い。雲あり。</text:p>
              </text:list-item>
              <text:list-item>
                <text:p text:style-name="P116">夜：雲、多い。８ぐらいか（１０が、曇天）</text:p>
              </text:list-item>
              <text:list-item>
                <text:p text:style-name="P93">餌遣りの帰り、２０時１０分ぐらい。雲の切れ間、星が１つか２つ、見えた。</text:p>
              </text:list-item>
            </text:list>
          </table:table-cell>
        </table:table-row>
        <table:table-row>
          <table:table-cell table:style-name="表3.A1" office:value-type="string">
            <text:p text:style-name="P33"/>
            <text:p text:style-name="P24">2</text:p>
          </table:table-cell>
          <table:table-cell table:style-name="表3.A1" office:value-type="string">
            <text:p text:style-name="P26">餌やり</text:p>
          </table:table-cell>
          <table:table-cell table:style-name="表3.A1" office:value-type="string">
            <text:list xml:id="list449338970119256112" text:style-name="L7">
              <text:list-item>
                <text:p text:style-name="P117">ミケは、向かいのマンションの、ゴミ置き場のすぐ上の窓の、すぐ下の、物置のような台。の上に、乗っていた。ニャアニャアと、鳴いている。</text:p>
                <text:list>
                  <text:list-item>
                    <text:p text:style-name="P117">近づくと、フーっと唸る。手を伸ばすと、台から飛び降りて、駐車場の方へ、階段を降り<text:soft-page-break/>た。それ以降、行方、未確認。</text:p>
                  </text:list-item>
                </text:list>
              </text:list-item>
              <text:list-item>
                <text:p text:style-name="P117">ドンは、柵から出てくる。クロに続いて。先に、ドンを鉄階段の麓へ誘導。餌やり、撫で摩りを実施。その場でゴロンとしているのを残し、再び、擁壁へ。</text:p>
              </text:list-item>
              <text:list-item>
                <text:p text:style-name="P117">擁壁へ戻ると、ミケが、向かいのマンション敷地で、鳴いている。先に、ミケの方へ向かい始める。傍らに、クロが出てくる。クロを擁壁に上げる。そして、ミケのもとへ。それから先は、先のドンの文章にあるとおり。そして、戻ってクロを手当。擁壁の上で、クロの腰を摩ってあげる。</text:p>
              </text:list-item>
              <text:list-item>
                <text:p text:style-name="P94">クロは、舌をペロペロと口から出し入れする。私の指を、噛もうとする。ガブりと噛むのではなく、軽く歯を当てて、その後は、上下の歯を噛み合せた状態で、歯を指にぶつけてくる動き。</text:p>
              </text:list-item>
            </text:list>
          </table:table-cell>
        </table:table-row>
        <table:table-row>
          <table:table-cell table:style-name="表3.A1" office:value-type="string">
            <text:p text:style-name="P33"/>
            <text:p text:style-name="P24">3</text:p>
          </table:table-cell>
          <table:table-cell table:style-name="表3.A1" office:value-type="string">
            <text:p text:style-name="P26">身体しんたい</text:p>
          </table:table-cell>
          <table:table-cell table:style-name="表3.A1" office:value-type="string">
            <text:list xml:id="list102136176455640310" text:style-name="L8">
              <text:list-item>
                <text:p text:style-name="P118">夕方の筋トレは、空手体操は、行わず。時間の不足。筋トレと、練功のみ。</text:p>
              </text:list-item>
              <text:list-item>
                <text:p text:style-name="P118">練功は、前回と同じく、両手を大きく収縮・拡大させる。</text:p>
              </text:list-item>
              <text:list-item>
                <text:p text:style-name="P95">手首の少し下の方まで、気の圧力を感じた。なので、その部位までを含めて、練功の拡大・縮小を行う。</text:p>
              </text:list-item>
            </text:list>
          </table:table-cell>
        </table:table-row>
        <table:table-row>
          <table:table-cell table:style-name="表3.A1" office:value-type="string">
            <text:p text:style-name="P33"/>
            <text:p text:style-name="P24">12</text:p>
          </table:table-cell>
          <table:table-cell table:style-name="表3.A1" office:value-type="string">
            <text:p text:style-name="P25">GT</text:p>
          </table:table-cell>
          <table:table-cell table:style-name="表3.A1" office:value-type="string">
            <text:list xml:id="list6038934534645177160" text:style-name="L9">
              <text:list-item>
                <text:p text:style-name="P119">前回のメモを見ながら、演奏。</text:p>
              </text:list-item>
              <text:list-item>
                <text:p text:style-name="P119">カポが、届く。夜、餌やりから戻ったあと、自室で、使ってみる。</text:p>
                <text:list>
                  <text:list-item>
                    <text:p text:style-name="P96">問題が一つ。バレー部の梁。長さが、６弦全てに渡すには、短い。最後の１本に、届かず。ゴムバンド方式のもの、改めて購入か。</text:p>
                  </text:list-item>
                </text:list>
              </text:list-item>
            </text:list>
          </table:table-cell>
        </table:table-row>
        <table:table-row>
          <table:table-cell table:style-name="表3.A1" office:value-type="string">
            <text:p text:style-name="P34"/>
            <text:p text:style-name="P33"/>
            <text:p text:style-name="P24">13</text:p>
          </table:table-cell>
          <table:table-cell table:style-name="表3.A1" office:value-type="string">
            <text:p text:style-name="P26">デッサン</text:p>
          </table:table-cell>
          <table:table-cell table:style-name="表3.A1" office:value-type="string">
            <text:list xml:id="list7612134605772329717" text:style-name="L10">
              <text:list-item>
                <text:p text:style-name="P130"/>
              </text:list-item>
            </text:list>
          </table:table-cell>
        </table:table-row>
        <text:soft-page-break/>
        <table:table-row>
          <table:table-cell table:style-name="表3.A1" office:value-type="string">
            <text:p text:style-name="P33"/>
            <text:p text:style-name="P24">14</text:p>
          </table:table-cell>
          <table:table-cell table:style-name="表3.A1" office:value-type="string">
            <text:p text:style-name="P25">lang</text:p>
          </table:table-cell>
          <table:table-cell table:style-name="表3.A1" office:value-type="string">
            <text:list xml:id="list1530415548530367527" text:style-name="L11">
              <text:list-item>
                <text:p text:style-name="P97">聖書ヘブライ語。イザヤの、第１章７節か、読んでいた。思ったこと。この聖書を書いた人たちは、過酷な国際環境で、生活していたのだな。「町が包囲される」とか、「城門が打ち砕かれる」とか。思うに、実際に、この人たちが経験したことを基に、こういう記述をしているのだろう。「寡婦たちの嘆きを、聞くものは誰もいない」とか。残酷、過酷。慰めようのない、荒廃。</text:p>
              </text:list-item>
            </text:list>
          </table:table-cell>
        </table:table-row>
        <table:table-row>
          <table:table-cell table:style-name="表3.A1" office:value-type="string">
            <text:p text:style-name="P33"/>
            <text:p text:style-name="P24">15</text:p>
          </table:table-cell>
          <table:table-cell table:style-name="表3.A1" office:value-type="string">
            <text:p text:style-name="P26">やった</text:p>
          </table:table-cell>
          <table:table-cell table:style-name="表3.A1" office:value-type="string">
            <text:list xml:id="list6828814389026082304" text:style-name="L12">
              <text:list-item>
                <text:p text:style-name="P131"/>
              </text:list-item>
            </text:list>
          </table:table-cell>
        </table:table-row>
        <table:table-row>
          <table:table-cell table:style-name="表3.A1" office:value-type="string">
            <text:p text:style-name="P33"/>
            <text:p text:style-name="P24">16</text:p>
          </table:table-cell>
          <table:table-cell table:style-name="表3.A1" office:value-type="string">
            <text:p text:style-name="P26">やらず</text:p>
          </table:table-cell>
          <table:table-cell table:style-name="表3.A1" office:value-type="string">
            <text:list xml:id="list1404927340961134171" text:style-name="L13">
              <text:list-item>
                <text:p text:style-name="P132"/>
              </text:list-item>
            </text:list>
          </table:table-cell>
        </table:table-row>
        <table:table-row>
          <table:table-cell table:style-name="表3.A1" office:value-type="string">
            <text:p text:style-name="P33"/>
            <text:p text:style-name="P24">17</text:p>
          </table:table-cell>
          <table:table-cell table:style-name="表3.A1" office:value-type="string">
            <text:p text:style-name="P25">currency</text:p>
          </table:table-cell>
          <table:table-cell table:style-name="表3.A1" office:value-type="string">
            <text:list xml:id="list9060392923076281260" text:style-name="L14">
              <text:list-item>
                <text:p text:style-name="P107"><text:span text:style-name="T8">新しい関数。</text:span><text:span text:style-name="T7">TP</text:span><text:span text:style-name="T8">、</text:span><text:span text:style-name="T7">SL</text:span><text:span text:style-name="T8">の </text:span><text:span text:style-name="T7">list </text:span><text:span text:style-name="T8">を </text:span><text:span text:style-name="T7">param </text:span><text:span text:style-name="T8">として、それらの組み合わせの数々を、一度に実行する。未完。</text:span></text:p>
              </text:list-item>
            </text:list>
          </table:table-cell>
        </table:table-row>
      </table:table>
      <text:p text:style-name="Text_20_body"/>
      <text:p text:style-name="P13"> </text:p>
      <text:p text:style-name="Horizontal_20_Line"/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5">[/ 20190805_232714]</text:p>
      <text:p text:style-name="Text_20_body"/>
      <text:p text:style-name="P3">------------------------------------------------------------</text:p>
      <text:p text:style-name="P4">[20190806_225235]</text:p>
      <text:p text:style-name="P12">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4">1</text:p>
          </table:table-cell>
          <table:table-cell table:style-name="表4.A1" office:value-type="string">
            <text:p text:style-name="P26">天気</text:p>
          </table:table-cell>
          <table:table-cell table:style-name="表4.A1" office:value-type="string">
            <text:list xml:id="list4249263806418023391" text:style-name="L15">
              <text:list-item>
                <text:p text:style-name="P98">晴れ。雲あり。暑い。部屋の中、３８度は、行って<text:soft-page-break/>いないか。（温度計確認、してはいない）</text:p>
              </text:list-item>
            </text:list>
          </table:table-cell>
        </table:table-row>
        <table:table-row>
          <table:table-cell table:style-name="表4.A1" office:value-type="string">
            <text:p text:style-name="P33"/>
            <text:p text:style-name="P24">2</text:p>
          </table:table-cell>
          <table:table-cell table:style-name="表4.A1" office:value-type="string">
            <text:p text:style-name="P26">餌やり</text:p>
          </table:table-cell>
          <table:table-cell table:style-name="表4.A1" office:value-type="string">
            <text:list xml:id="list986462587919530644" text:style-name="L16">
              <text:list-item>
                <text:p text:style-name="P120">ドンは、鉄階段から、降りてきた。</text:p>
              </text:list-item>
              <text:list-item>
                <text:p text:style-name="P120">先に、ドンに餌やり。而後、地面に寝そべったドンを、撫でさすり。ミケが鳴き始める。ドンを置いて、擁壁へ向かう。</text:p>
              </text:list-item>
              <text:list-item>
                <text:p text:style-name="P120">ミケが、擁壁の上にいる。よかったと、安堵する。クロもいる。両者に、固形を差し出す。</text:p>
              </text:list-item>
              <text:list-item>
                <text:p text:style-name="P120">食べ始めたが、クロを、前足を掴んで、地面へ下ろす。足を掴んだとき、足を引くようにして、抵抗を示す。しかし、フーと、唸りはしない。</text:p>
              </text:list-item>
              <text:list-item>
                <text:p text:style-name="P99">地面の上で、腰を摩る。例によって、口をピチャピチャさせる。</text:p>
              </text:list-item>
            </text:list>
          </table:table-cell>
        </table:table-row>
        <table:table-row>
          <table:table-cell table:style-name="表4.A1" office:value-type="string">
            <text:p text:style-name="P33"/>
            <text:p text:style-name="P24">10</text:p>
          </table:table-cell>
          <table:table-cell table:style-name="表4.A1" office:value-type="string">
            <text:p text:style-name="P26">その他</text:p>
          </table:table-cell>
          <table:table-cell table:style-name="表4.A1" office:value-type="string">
            <text:list xml:id="list9027214603834172653" text:style-name="L17">
              <text:list-item>
                <text:p text:style-name="P121">宮沢賢治の詩集。読んでいる。「春と修羅」。今日読んだのは、「青森挽歌」。彼の妹の、さちこさんか、その人の死に関する記述が、入っている。</text:p>
                <text:list>
                  <text:list-item>
                    <text:p text:style-name="P121">夢遊病者が、夢で見た内容を、そのまま言葉にしたような。そんな感想を抱く。「銀色の空気に触れて」とか、「鼓動は、真っ白なエーテルの底を跳ね回る」といったような、幻想的な表現。</text:p>
                  </text:list-item>
                  <text:list-item>
                    <text:p text:style-name="P100">そして、それらの表現が、しかし、まったくデタラメに、ただ列挙されているのではなく、表現の幻想性は、要所要所で、クッと、抑制され、別のテーマへ、詩の動点は、遷移していく。小気味良く。</text:p>
                  </text:list-item>
                </text:list>
              </text:list-item>
            </text:list>
          </table:table-cell>
        </table:table-row>
        <table:table-row>
          <table:table-cell table:style-name="表4.A1" office:value-type="string">
            <text:p text:style-name="P34"/>
            <text:p text:style-name="P33"/>
            <text:p text:style-name="P24">11</text:p>
          </table:table-cell>
          <table:table-cell table:style-name="表4.A1" office:value-type="string">
            <text:p text:style-name="P26">思い出したこと</text:p>
          </table:table-cell>
          <table:table-cell table:style-name="表4.A1" office:value-type="string">
            <text:list xml:id="list6809674544000748235" text:style-name="L18">
              <text:list-item>
                <text:p text:style-name="P133"/>
              </text:list-item>
            </text:list>
          </table:table-cell>
        </table:table-row>
        <table:table-row>
          <table:table-cell table:style-name="表4.A1" office:value-type="string">
            <text:p text:style-name="P33"/>
            <text:p text:style-name="P24">12</text:p>
          </table:table-cell>
          <table:table-cell table:style-name="表4.A1" office:value-type="string">
            <text:p text:style-name="P25">KB</text:p>
          </table:table-cell>
          <table:table-cell table:style-name="表4.A1" office:value-type="string">
            <text:list xml:id="list1512640297651298350" text:style-name="L19">
              <text:list-item>
                <text:p text:style-name="P122">ギター。演奏した。前回のメモを見ながら、再度、セッションに書いてあるフレーズを、再演奏。</text:p>
              </text:list-item>
              <text:list-item>
                <text:p text:style-name="P101"><text:soft-page-break/>演奏家になるのが、目的ではない。いわゆる、「上手く」演奏する、というイメージ。それを目指しても、世の中に、何の価値があるか？そもそも、俺自身は、そのイメージどうりを遂行できたとしても、空疎な心境が残るだけ。だと、推測する。</text:p>
              </text:list-item>
            </text:list>
          </table:table-cell>
        </table:table-row>
        <table:table-row>
          <table:table-cell table:style-name="表4.A1" office:value-type="string">
            <text:p text:style-name="P33"/>
            <text:p text:style-name="P24">13</text:p>
          </table:table-cell>
          <table:table-cell table:style-name="表4.A1" office:value-type="string">
            <text:p text:style-name="P26">デッサン</text:p>
          </table:table-cell>
          <table:table-cell table:style-name="表4.A1" office:value-type="string">
            <text:list xml:id="list8488573193529060358" text:style-name="L20">
              <text:list-item>
                <text:p text:style-name="P134"/>
              </text:list-item>
            </text:list>
          </table:table-cell>
        </table:table-row>
        <table:table-row>
          <table:table-cell table:style-name="表4.A1" office:value-type="string">
            <text:p text:style-name="P33"/>
            <text:p text:style-name="P24">14</text:p>
          </table:table-cell>
          <table:table-cell table:style-name="表4.A1" office:value-type="string">
            <text:p text:style-name="P25">lang</text:p>
          </table:table-cell>
          <table:table-cell table:style-name="表4.A1" office:value-type="string">
            <text:list xml:id="list7773039524978810122" text:style-name="L21">
              <text:list-item>
                <text:p text:style-name="P108"><text:span text:style-name="T7">Arabic</text:span><text:span text:style-name="T8">は、</text:span><text:span text:style-name="T7">filasteen.com</text:span><text:span text:style-name="T8">のページは、翻訳したものを読むだけ。別に、</text:span><text:span text:style-name="T7">hepress.com</text:span><text:span text:style-name="T8">というサイトの記事。これを読む。以上のような扱い方は、今日が初めて。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33"/>
            <text:p text:style-name="P24">15</text:p>
          </table:table-cell>
          <table:table-cell table:style-name="表4.A1" office:value-type="string">
            <text:p text:style-name="P26">やった</text:p>
          </table:table-cell>
          <table:table-cell table:style-name="表4.A1" office:value-type="string">
            <text:list xml:id="list1964046555888914067" text:style-name="L22">
              <text:list-item>
                <text:p text:style-name="P135"/>
              </text:list-item>
            </text:list>
          </table:table-cell>
        </table:table-row>
        <table:table-row>
          <table:table-cell table:style-name="表4.A1" office:value-type="string">
            <text:p text:style-name="P33"/>
            <text:p text:style-name="P24">16</text:p>
          </table:table-cell>
          <table:table-cell table:style-name="表4.A1" office:value-type="string">
            <text:p text:style-name="P26">やらず</text:p>
          </table:table-cell>
          <table:table-cell table:style-name="表4.A1" office:value-type="string">
            <text:list xml:id="list559651691638392623" text:style-name="L23">
              <text:list-item>
                <text:p text:style-name="P136"/>
              </text:list-item>
            </text:list>
          </table:table-cell>
        </table:table-row>
        <table:table-row>
          <table:table-cell table:style-name="表4.A1" office:value-type="string">
            <text:p text:style-name="P33"/>
            <text:p text:style-name="P24">17</text:p>
          </table:table-cell>
          <table:table-cell table:style-name="表4.A1" office:value-type="string">
            <text:p text:style-name="P25">currency</text:p>
          </table:table-cell>
          <table:table-cell table:style-name="表4.A1" office:value-type="string">
            <text:list xml:id="list3392481075553369802" text:style-name="L24">
              <text:list-item>
                <text:p text:style-name="P109"><text:span text:style-name="T7">TP</text:span><text:span text:style-name="T8">、</text:span><text:span text:style-name="T7">SL</text:span><text:span text:style-name="T8">。</text:span><text:span text:style-name="T7">SL</text:span><text:span text:style-name="T8">はそのまま、</text:span><text:span text:style-name="T7">TP</text:span><text:span text:style-name="T8">を、徐々に変化させて、</text:span><text:span text:style-name="T7">cntOf_TP,_SL</text:span><text:span text:style-name="T8">の値の変化を見る。　</text:span><text:span text:style-name="T7">=&gt;</text:span><text:span text:style-name="T8">　</text:span><text:span text:style-name="T7">TP</text:span><text:span text:style-name="T8">が上がるに応じて、</text:span><text:span text:style-name="T7">cntOf_TP</text:span><text:span text:style-name="T8">の値は、減少する。</text:span></text:p>
              </text:list-item>
            </text:list>
          </table:table-cell>
        </table:table-row>
      </table:table>
      <text:p text:style-name="Text_20_body"/>
      <text:p text:style-name="P13"> </text:p>
      <text:p text:style-name="Horizontal_20_Line"/>
      <text:p text:style-name="P12"> </text:p>
      <text:p text:style-name="P12"> </text:p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5"><text:soft-page-break/>[/ 0:20]</text:p>
      <text:p text:style-name="Text_20_body"/>
      <text:p text:style-name="P3">------------------------------------------------------------</text:p>
      <text:p text:style-name="P4">[20190807_232712]</text:p>
      <text:p text:style-name="P12">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24">1</text:p>
          </table:table-cell>
          <table:table-cell table:style-name="表5.A1" office:value-type="string">
            <text:p text:style-name="P26">天気</text:p>
          </table:table-cell>
          <table:table-cell table:style-name="表5.A1" office:value-type="string">
            <text:list xml:id="list6532255368779338511" text:style-name="L25">
              <text:list-item>
                <text:p text:style-name="P137"/>
              </text:list-item>
            </text:list>
          </table:table-cell>
        </table:table-row>
        <table:table-row>
          <table:table-cell table:style-name="表5.A1" office:value-type="string">
            <text:p text:style-name="P33"/>
            <text:p text:style-name="P24">2</text:p>
          </table:table-cell>
          <table:table-cell table:style-name="表5.A1" office:value-type="string">
            <text:p text:style-name="P26">餌やり</text:p>
          </table:table-cell>
          <table:table-cell table:style-name="表5.A1" office:value-type="string">
            <text:list xml:id="list8294619019423710280" text:style-name="L26">
              <text:list-item>
                <text:p text:style-name="P123">ドンは、小学校の体育館の、柵の内側にいた。公園に入っていったら、ニャーと、鳴きながら出てきた。</text:p>
              </text:list-item>
              <text:list-item>
                <text:p text:style-name="P123">昨日と同じ、ドンを先。餌を上げて、地面にゴロリの状態で、首の後ろを揉んであげる。ミケの鳴き声も、固形を上げている最中に聞こえていた。なので、首揉みは、少しだけ。ドンをその場に残して、擁壁へ。</text:p>
              </text:list-item>
              <text:list-item>
                <text:p text:style-name="P123">２匹ともいる。固形を擁壁の上へ。クロは、初めから地面の上にいる。なので、固形を置いたあと、地面にて、腰摩りを始める。ワンセッション、実行。くぎりの目安は、クロが、摩りの手を、自ら離れて、小回りを始めるまで。</text:p>
              </text:list-item>
              <text:list-item>
                <text:p text:style-name="P123">今日は、ワンセッションのあと、擁壁の上で、続きの摩りをやろうと思い、クロを抱えて、擁壁の上へ載せる。腰を続けて摩ろうとしたら、クロは、サササと、ミケの向こう側へ歩き移る。なので、摩りは終わりにして、クロにも、固形をあげる。</text:p>
              </text:list-item>
              <text:list-item>
                <text:p text:style-name="P102">クロを地面にて摩っている時に、すでに、ドンは、鉄階段と擁壁の中間点辺りに出張ってきて、寝そべっている。</text:p>
              </text:list-item>
            </text:list>
          </table:table-cell>
        </table:table-row>
        <table:table-row>
          <table:table-cell table:style-name="表5.A1" office:value-type="string">
            <text:p text:style-name="P33"/>
            <text:p text:style-name="P24">7</text:p>
          </table:table-cell>
          <table:table-cell table:style-name="表5.A1" office:value-type="string">
            <text:p text:style-name="P26">始めた</text:p>
          </table:table-cell>
          <table:table-cell table:style-name="表5.A1" office:value-type="string">
            <text:list xml:id="list595074428255327807" text:style-name="L27">
              <text:list-item>
                <text:p text:style-name="P124">餌遣りを終えてから、また、セミの蛹の救助に向かう。２回目。公園の中の、運動場。の、西側。電灯の周り。セミの蛹たちが、もぞもぞと、這っている。電灯の光に囚われているのか、運動場の上へ、這い出して来ている。それらの蛹たちを、手に取って、<text:soft-page-break/>近くの樹木の幹に、そっと移す。</text:p>
                <text:list>
                  <text:list-item>
                    <text:p text:style-name="P124">前回は、初めの頃、一匹一匹、掴んで、木に移していた。途中から、一度に３匹ぐらいを、手のひらに載せて、樹木へ向かうように変えた。</text:p>
                  </text:list-item>
                  <text:list-item>
                    <text:p text:style-name="P110"><text:span text:style-name="T8">今回は、一度に３匹を、３回ぐらい、こなしたか。つまり、３</text:span><text:span text:style-name="T7">X</text:span><text:span text:style-name="T8">３で、９匹。</text:span></text:p>
                  </text:list-item>
                </text:list>
              </text:list-item>
            </text:list>
          </table:table-cell>
        </table:table-row>
        <table:table-row>
          <table:table-cell table:style-name="表5.A1" office:value-type="string">
            <text:p text:style-name="P33"/>
            <text:p text:style-name="P24">10</text:p>
          </table:table-cell>
          <table:table-cell table:style-name="表5.A1" office:value-type="string">
            <text:p text:style-name="P26">その他</text:p>
          </table:table-cell>
          <table:table-cell table:style-name="表5.A1" office:value-type="string">
            <text:list xml:id="list3671640734147198016" text:style-name="L28">
              <text:list-item>
                <text:p text:style-name="P128"><text:span text:style-name="T8">お酒。眞露を飲んでいる。一昨日か、いや、昨日か、東急で買ってきた。７００</text:span><text:span text:style-name="T7">ML</text:span><text:span text:style-name="T8">の、ビン入りのもの。２リットルのペットも置いている。今は、このビンタイプのものを選んだ。</text:span></text:p>
                <text:list>
                  <text:list-item>
                    <text:p text:style-name="P125">日本政府が、韓国を攻撃している。なので、私は、眞露を買うことで、韓国を応援する。</text:p>
                  </text:list-item>
                </text:list>
              </text:list-item>
              <text:list-item>
                <text:p text:style-name="P111"><text:span text:style-name="T8">本。「水辺の</text:span><text:span text:style-name="T7">...</text:span><text:span text:style-name="T8">」を読んでいる。今日は、読んでいる途中に、再び、ペガススのホームページを閲覧。そこに載っている植物を、ウェブで調べる。例えば、「ホオノキ」。そして、「カワラナデシコ」</text:span></text:p>
              </text:list-item>
            </text:list>
          </table:table-cell>
        </table:table-row>
        <table:table-row>
          <table:table-cell table:style-name="表5.A1" office:value-type="string">
            <text:p text:style-name="P33"/>
            <text:p text:style-name="P24">11</text:p>
          </table:table-cell>
          <table:table-cell table:style-name="表5.A1" office:value-type="string">
            <text:p text:style-name="P26">思い出したこと</text:p>
          </table:table-cell>
          <table:table-cell table:style-name="表5.A1" office:value-type="string">
            <text:list xml:id="list7509870405717676090" text:style-name="L29">
              <text:list-item>
                <text:p text:style-name="P138"/>
              </text:list-item>
            </text:list>
          </table:table-cell>
        </table:table-row>
        <table:table-row>
          <table:table-cell table:style-name="表5.A1" office:value-type="string">
            <text:p text:style-name="P33"/>
            <text:p text:style-name="P24">12</text:p>
          </table:table-cell>
          <table:table-cell table:style-name="表5.A1" office:value-type="string">
            <text:p text:style-name="P25">GT</text:p>
          </table:table-cell>
          <table:table-cell table:style-name="表5.A1" office:value-type="string">
            <text:list xml:id="list2572174717348645737" text:style-name="L30">
              <text:list-item>
                <text:p text:style-name="P103">ギター。続けている。カポを使った小曲、いくつか作った。</text:p>
              </text:list-item>
            </text:list>
          </table:table-cell>
        </table:table-row>
        <table:table-row>
          <table:table-cell table:style-name="表5.A1" office:value-type="string">
            <text:p text:style-name="P33"/>
            <text:p text:style-name="P24">13</text:p>
          </table:table-cell>
          <table:table-cell table:style-name="表5.A1" office:value-type="string">
            <text:p text:style-name="P26">デッサン</text:p>
          </table:table-cell>
          <table:table-cell table:style-name="表5.A1" office:value-type="string">
            <text:list xml:id="list4434458359686308213" text:style-name="L31">
              <text:list-item>
                <text:p text:style-name="P139"/>
              </text:list-item>
            </text:list>
          </table:table-cell>
        </table:table-row>
        <table:table-row>
          <table:table-cell table:style-name="表5.A1" office:value-type="string">
            <text:p text:style-name="P33"/>
            <text:p text:style-name="P24">14</text:p>
          </table:table-cell>
          <table:table-cell table:style-name="表5.A1" office:value-type="string">
            <text:p text:style-name="P25">lang</text:p>
          </table:table-cell>
          <table:table-cell table:style-name="表5.A1" office:value-type="string">
            <text:list xml:id="list8351850758477076613" text:style-name="L32">
              <text:list-item>
                <text:p text:style-name="P129"><text:span text:style-name="T8">ロシア語。「</text:span><text:span text:style-name="T7">CO2</text:span><text:span text:style-name="T8">の空気中捕獲」に関連した記事、読んでいる。</text:span></text:p>
                <text:list>
                  <text:list-item>
                    <text:p text:style-name="P129"><text:span text:style-name="T8">実際、</text:span><text:span text:style-name="T7">CO2</text:span><text:span text:style-name="T8">をなんとか手当する目処がつかないのなら、他に、どんな素敵な技術を用意し</text:span><text:soft-page-break/><text:span text:style-name="T8">たところで、人類がすでに終わっている真実は、１ミリも変わらない。</text:span></text:p>
                  </text:list-item>
                  <text:list-item>
                    <text:p text:style-name="P104">なのに、そのような全体像の中にいて、なお、それらの「素敵な技術」に、ワーワーと群がることに、何の意味があるんだ？</text:p>
                  </text:list-item>
                </text:list>
              </text:list-item>
            </text:list>
          </table:table-cell>
        </table:table-row>
      </table:table>
      <text:p text:style-name="Text_20_body"/>
      <text:p text:style-name="P13"> </text:p>
      <text:p text:style-name="Horizontal_20_Line"/>
      <text:p text:style-name="P12"> </text:p>
      <text:p text:style-name="P12"> </text:p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5">[/ 20190807_234817]</text:p>
      <text:p text:style-name="Text_20_body"/>
      <text:p text:style-name="P3">------------------------------------------------------------</text:p>
      <text:p text:style-name="P4">[20190809_234819]</text:p>
      <text:p text:style-name="P12">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4">1</text:p>
          </table:table-cell>
          <table:table-cell table:style-name="表6.A1" office:value-type="string">
            <text:p text:style-name="P26">天気</text:p>
          </table:table-cell>
          <table:table-cell table:style-name="表6.A1" office:value-type="string">
            <text:list xml:id="list2970277528810546350" text:style-name="L33">
              <text:list-item>
                <text:p text:style-name="P140"/>
              </text:list-item>
            </text:list>
          </table:table-cell>
        </table:table-row>
        <table:table-row>
          <table:table-cell table:style-name="表6.A1" office:value-type="string">
            <text:p text:style-name="P33"/>
            <text:p text:style-name="P24">2</text:p>
          </table:table-cell>
          <table:table-cell table:style-name="表6.A1" office:value-type="string">
            <text:p text:style-name="P26">餌やり</text:p>
          </table:table-cell>
          <table:table-cell table:style-name="表6.A1" office:value-type="string">
            <text:list xml:id="list1962722206205774203" text:style-name="L34">
              <text:list-item>
                <text:p text:style-name="P126">クロ。下に降りてくる。擁壁の上に戻す。そのまま、餌遣りの定位置へ向かおうとする。取らまえて、その場で腰摩りを始める。舌をペロペロし始める。</text:p>
              </text:list-item>
              <text:list-item>
                <text:p text:style-name="P126">ドン。初めから、擁壁の上にいる。フェンスの、向こう側。こちら側には、ミケとクロ。</text:p>
              </text:list-item>
              <text:list-item>
                <text:p text:style-name="P126">ミケたち２匹を、擁壁の、歩道側へ誘導する。ドンが擁壁から降りやすくするため。</text:p>
              </text:list-item>
              <text:list-item>
                <text:p text:style-name="P126">ドンは、フェンスの内側に入り、歩道側の壁を歩いて、公園の中へ入る。そのまま、定位置の樹木の向こう側で、寝そべって待っている。</text:p>
              </text:list-item>
              <text:list-item>
                <text:p text:style-name="P126"><text:soft-page-break/>ミケたちに、固形とペーストをあげる。の後、ドンを促して、鉄階段の袂へ。ドンに固形を施与。２階、追加を行った。多く食べる。</text:p>
              </text:list-item>
              <text:list-item>
                <text:p text:style-name="P105">固形のあと、例によって、首揉みをしてあげようと待っていた。しかし、食事完了ご、ドンは、階段を上がっていった。運動場で、子供たちが走り回っている。彼らの存在が、ドンの振る舞いの原因か。</text:p>
              </text:list-item>
            </text:list>
          </table:table-cell>
        </table:table-row>
        <table:table-row>
          <table:table-cell table:style-name="表6.A1" office:value-type="string">
            <text:p text:style-name="P33"/>
            <text:p text:style-name="P24">12</text:p>
          </table:table-cell>
          <table:table-cell table:style-name="表6.A1" office:value-type="string">
            <text:p text:style-name="P25">GT</text:p>
          </table:table-cell>
          <table:table-cell table:style-name="表6.A1" office:value-type="string">
            <text:list xml:id="list25003155570849496" text:style-name="L35">
              <text:list-item>
                <text:p text:style-name="P106">ギター。東和現場から帰宅後、演奏。アルペジオ。カポの利用。</text:p>
              </text:list-item>
            </text:list>
          </table:table-cell>
        </table:table-row>
      </table:table>
      <text:p text:style-name="Text_20_body"/>
      <text:p text:style-name="P13"> </text:p>
      <text:p text:style-name="Horizontal_20_Line"/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5">[/ 20190809_235942]</text:p>
      <text:p text:style-name="Text_20_body"/>
      <text:p text:style-name="P18"/>
      <text:p text:style-name="P3">------------------------------------------------------------</text:p>
      <text:p text:style-name="P4">[20190810_233039]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Table_20_Contents">1</text:p>
          </table:table-cell>
          <table:table-cell table:style-name="表7.B1" office:value-type="string">
            <text:p text:style-name="Table_20_Contents">天気</text:p>
          </table:table-cell>
          <table:table-cell table:style-name="表7.C1" office:value-type="string">
            <text:list xml:id="list793954970415612569" text:style-name="L36">
              <text:list-item>
                <text:p text:style-name="P35">晴れ。雲あり。</text:p>
              </text:list-item>
            </text:list>
          </table:table-cell>
        </table:table-row>
        <table:table-row>
          <table:table-cell table:style-name="表7.A2" office:value-type="float" office:value="2">
            <text:p text:style-name="Table_20_Contents">2</text:p>
          </table:table-cell>
          <table:table-cell table:style-name="表7.B2" office:value-type="string">
            <text:p text:style-name="Table_20_Contents">餌やり</text:p>
          </table:table-cell>
          <table:table-cell table:style-name="表7.C2" office:value-type="string">
            <text:list xml:id="list1080955259284389" text:style-name="L37">
              <text:list-item>
                <text:p text:style-name="P36">ドン。南側の、歩道へ通じる階段。の、東側。から、ニャニャニャ、と、走り出てきた。続いて、擁壁の側の樹木の、北側の地面。お馴染みの場所だが、そこで、ゴロリと寝そべる。</text:p>
              </text:list-item>
              <text:list-item>
                <text:p text:style-name="P36">ミケとクロ。初めから、擁壁の上にいる。ミケに、固形あげる。続いてクロにあげようとしたが、思いついて、ミケの後方、歩道よりの擁壁の場所へ、私は移動。そこの、擁壁の天面を叩く。クロに、こっち来な、と、呼びかける。</text:p>
              </text:list-item>
              <text:list-item>
                <text:p text:style-name="P36">クロは、少し思案げに佇む。そして、私の方へ来る。腰を<text:soft-page-break/>摩って上げる。口のピチャピチャ、始める。続けて、地面へ降りてくる。擁壁の上で済まそうと意図したが、いかんせん、地面にて、クロの腰を摩る。</text:p>
              </text:list-item>
              <text:list-item>
                <text:p text:style-name="P36">ドンは、固形を、鉄階段の袂で食べる。続けて、地面に寝転がる。傍らへ寄って、首を揉んで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Table_20_Contents">3</text:p>
          </table:table-cell>
          <table:table-cell table:style-name="表7.B2" office:value-type="string">
            <text:p text:style-name="Table_20_Contents"><text:ruby text:style-name="Ru1"><text:ruby-base>身体</text:ruby-base><text:ruby-text>しんたい</text:ruby-text></text:ruby><text:span text:style-name="T9">しんたい</text:span>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4">
            <text:p text:style-name="Table_20_Contents">4</text:p>
          </table:table-cell>
          <table:table-cell table:style-name="表7.B2" office:value-type="string">
            <text:p text:style-name="Table_20_Contents">思ったこと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5">
            <text:p text:style-name="Table_20_Contents">5</text:p>
          </table:table-cell>
          <table:table-cell table:style-name="表7.B2" office:value-type="string">
            <text:p text:style-name="Table_20_Contents">出来事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6">
            <text:p text:style-name="Table_20_Contents">6</text:p>
          </table:table-cell>
          <table:table-cell table:style-name="表7.B2" office:value-type="string">
            <text:p text:style-name="Table_20_Contents">止めた / 止めよう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7">
            <text:p text:style-name="Table_20_Contents">7</text:p>
          </table:table-cell>
          <table:table-cell table:style-name="表7.B2" office:value-type="string">
            <text:p text:style-name="Table_20_Contents">始めた</text:p>
          </table:table-cell>
          <table:table-cell table:style-name="表7.C2" office:value-type="string">
            <text:list xml:id="list4263632759554187899" text:style-name="L38">
              <text:list-item>
                <text:p text:style-name="P37">眞露の寝酒。いまも、書きながら、飲んでいる。氷を、台所で仕入れる。ビニル袋に入れる。そのビニル袋を、今度は、水筒用の、保冷袋に入れる。そして、２階の自室へ持ってくる。氷を一粒、その袋から取り出す。グラスへ入れる。そして、眞露を注ぐ。</text:p>
              </text:list-item>
              <text:list-item>
                <text:p text:style-name="P37">眞露は、おとといか、また買ってきた。今度は、ペットボトル入りのもの。１８００ミリリットル。１，４００円ぐらい、税込で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7">8</text:p>
          </table:table-cell>
          <table:table-cell table:style-name="表7.B2" office:value-type="string">
            <text:p text:style-name="Table_20_Contents">気づいた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9">
            <text:p text:style-name="Table_20_Contents">9</text:p>
          </table:table-cell>
          <table:table-cell table:style-name="表7.B2" office:value-type="string">
            <text:p text:style-name="Table_20_Contents">新しい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0">
            <text:p text:style-name="Table_20_Contents">10</text:p>
          </table:table-cell>
          <table:table-cell table:style-name="表7.B2" office:value-type="string">
            <text:p text:style-name="Table_20_Contents">その他</text:p>
          </table:table-cell>
          <table:table-cell table:style-name="表7.C2" office:value-type="string">
            <text:list xml:id="list8240529382654385" text:style-name="L39">
              <text:list-item>
                <text:p text:style-name="P38">神戸の、美浜区か。朝日のウェブサイトに載っていた記事。同地区で、共産党の比例区に入れた人たち。選挙結果が、同地区からは、共産党への投票がゼロ。その結果はおかしいと、選管に抗議をしている、という内容。</text:p>
              </text:list-item>
            </text:list>
          </table:table-cell>
        </table:table-row>
        <table:table-row>
          <table:table-cell table:style-name="表7.A2" office:value-type="float" office:value="11">
            <text:p text:style-name="Table_20_Contents">11</text:p>
          </table:table-cell>
          <table:table-cell table:style-name="表7.B2" office:value-type="string">
            <text:p text:style-name="Table_20_Contents">思い出したこと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2">
            <text:p text:style-name="Table_20_Contents">12</text:p>
          </table:table-cell>
          <table:table-cell table:style-name="表7.B2" office:value-type="string">
            <text:p text:style-name="Table_20_Contents">KB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3">
            <text:p text:style-name="Table_20_Contents">13</text:p>
          </table:table-cell>
          <table:table-cell table:style-name="表7.B2" office:value-type="string">
            <text:p text:style-name="Table_20_Contents">デッサン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4">
            <text:p text:style-name="Table_20_Contents">14</text:p>
          </table:table-cell>
          <table:table-cell table:style-name="表7.B2" office:value-type="string">
            <text:p text:style-name="Table_20_Contents">lang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5">
            <text:p text:style-name="Table_20_Contents">15</text:p>
          </table:table-cell>
          <table:table-cell table:style-name="表7.B2" office:value-type="string">
            <text:p text:style-name="Table_20_Contents">やった</text:p>
          </table:table-cell>
          <table:table-cell table:style-name="表7.C2" office:value-type="string">
            <text:list xml:id="list3199318991485159324" text:style-name="L40">
              <text:list-item>
                <text:p text:style-name="P39">昨日。消費税増税反対の請願。の、署名。共産党のサイトからDLして、セブンで印刷。帰ってから、自署。お母さんにも、話しをして、自署してもらう。その夜、つまり、昨夜、餌遣りに行く途中、交差点脇の郵便ポストへ寄って、投函。</text:p>
              </text:list-item>
            </text:list>
          </table:table-cell>
        </table:table-row>
        <table:table-row>
          <table:table-cell table:style-name="表7.A2" office:value-type="float" office:value="16">
            <text:p text:style-name="Table_20_Contents">16</text:p>
          </table:table-cell>
          <table:table-cell table:style-name="表7.B2" office:value-type="string">
            <text:p text:style-name="Table_20_Contents">やらず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7">
            <text:p text:style-name="Table_20_Contents">17</text:p>
          </table:table-cell>
          <table:table-cell table:style-name="表7.B2" office:value-type="string">
            <text:p text:style-name="Table_20_Contents">currency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8">
            <text:p text:style-name="Table_20_Contents">18</text:p>
          </table:table-cell>
          <table:table-cell table:style-name="表7.B2" office:value-type="string">
            <text:p text:style-name="Table_20_Contents">知ったこと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9">
            <text:p text:style-name="Table_20_Contents">19</text:p>
          </table:table-cell>
          <table:table-cell table:style-name="表7.B2" office:value-type="string">
            <text:p text:style-name="Table_20_Contents">やろう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20">
            <text:p text:style-name="Table_20_Contents">20</text:p>
          </table:table-cell>
          <table:table-cell table:style-name="表7.B2" office:value-type="string">
            <text:p text:style-name="Table_20_Contents">ゴール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21">
            <text:p text:style-name="Table_20_Contents">21</text:p>
          </table:table-cell>
          <table:table-cell table:style-name="表7.B2" office:value-type="string">
            <text:p text:style-name="Table_20_Contents">アファメ</text:p>
          </table:table-cell>
          <table:table-cell table:style-name="表7.C2" office:value-type="string">
            <text:p text:style-name="Table_20_Contents"/>
          </table:table-cell>
        </table:table-row>
      </table:table>
      <text:p text:style-name="P12"> </text:p>
      <text:p text:style-name="P20"><text:span text:style-name="T3">明</text:span><text:span text:style-name="T4">日</text:span></text:p>
      <text:p text:style-name="P12"><text:soft-page-break/> </text:p>
      <text:p text:style-name="P14">明日の、その先</text:p>
      <text:p text:style-name="P12"> </text:p>
      <text:p text:style-name="P5">[/ 20190810_234257]</text:p>
      <text:p text:style-name="P12"/>
      <text:p text:style-name="P18"/>
      <text:p text:style-name="P3">------------------------------------------------------------</text:p>
      <text:p text:style-name="P4">[20190811_231338]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Table_20_Contents">1</text:p>
          </table:table-cell>
          <table:table-cell table:style-name="表8.B1" office:value-type="string">
            <text:p text:style-name="Table_20_Contents">天気</text:p>
          </table:table-cell>
          <table:table-cell table:style-name="表8.C1" office:value-type="string">
            <text:list xml:id="list7401633179444039488" text:style-name="L41">
              <text:list-item>
                <text:p text:style-name="P40">晴れ。雲あり。</text:p>
              </text:list-item>
              <text:list-item>
                <text:p text:style-name="P40">夜間、日暮れ後しばらくしてから、降雨。ちょうど餌遣りに行く時、玄関に立つ。外で、パラパラという音。ドアを開ける。雨がボタボタと降り落ちている。</text:p>
                <text:list>
                  <text:list-item>
                    <text:p text:style-name="P40">西の空を見る。雲は、頭上から広く覆っている。しかし、西の空の端は、空が見えている。</text:p>
                  </text:list-item>
                </text:list>
              </text:list-item>
              <text:list-item>
                <text:p text:style-name="P40"/>
              </text:list-item>
            </text:list>
          </table:table-cell>
        </table:table-row>
        <table:table-row>
          <table:table-cell table:style-name="表8.A2" office:value-type="float" office:value="2">
            <text:p text:style-name="Table_20_Contents">2</text:p>
          </table:table-cell>
          <table:table-cell table:style-name="表8.B2" office:value-type="string">
            <text:p text:style-name="Table_20_Contents">餌やり</text:p>
          </table:table-cell>
          <table:table-cell table:style-name="表8.C2" office:value-type="string">
            <text:list xml:id="list5444004028934183447" text:style-name="L42">
              <text:list-item>
                <text:p text:style-name="P41">傘を差して、歩く。ドンは、擁壁向かいの樹木から、走ってくる。先に、ドンに餌やり。首揉みをしばらく。そして、擁壁へ。</text:p>
              </text:list-item>
              <text:list-item>
                <text:p text:style-name="P41">擁壁の前に、クロがいる。すでに、地面に降りている。クゥクゥと、鳴く。腰摩りを始める。</text:p>
              </text:list-item>
              <text:list-item>
                <text:p text:style-name="P41">今夜は、摩ると、すぐにゴロリと倒れる。ゴロゴロをやっている。</text:p>
              </text:list-item>
              <text:list-item>
                <text:p text:style-name="P41">遠くで、向かいのマンションから、猫の鳴き声。オーゥ、オーウゥ。ミケであると推察。チッチッチッと、舌を鳴らす。猫の声は、応えない。</text:p>
              </text:list-item>
              <text:list-item>
                <text:p text:style-name="P41">クロの摩り、今しばらく続ける。鉄階段の方を見ると（ニャー、という声がしたので）、ドンが、トコトコと、こちらへ進んで来ている。</text:p>
              </text:list-item>
            </text:list>
          </table:table-cell>
        </table:table-row>
        <table:table-row>
          <table:table-cell table:style-name="表8.A2" office:value-type="float" office:value="3">
            <text:p text:style-name="Table_20_Contents">3</text:p>
          </table:table-cell>
          <table:table-cell table:style-name="表8.B2" office:value-type="string">
            <text:p text:style-name="Table_20_Contents"><text:ruby text:style-name="Ru1"><text:ruby-base>身体</text:ruby-base><text:ruby-text>しんたい</text:ruby-text></text:ruby><text:span text:style-name="T9">しんたい</text:span></text:p>
          </table:table-cell>
          <table:table-cell table:style-name="表8.C2" office:value-type="string">
            <text:list xml:id="list3679765334865472588" text:style-name="L43">
              <text:list-item>
                <text:p text:style-name="P42">朝の体操。そして、筋トレ。どちらも、アイホンアプリの「リマインダー」に、リストを作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Table_20_Contents">7</text:p>
          </table:table-cell>
          <table:table-cell table:style-name="表8.B2" office:value-type="string">
            <text:p text:style-name="Table_20_Contents">始めた</text:p>
          </table:table-cell>
          <table:table-cell table:style-name="表8.C2" office:value-type="string">
            <text:list xml:id="list5331909121625436931" text:style-name="L44">
              <text:list-item>
                <text:p text:style-name="P43">筋トレ時。空手体操の時。動きの一つを、ビデオに撮った。</text:p>
                <text:list>
                  <text:list-item>
                    <text:p text:style-name="P43">言葉で、体の動かし方を叙述する。その訓練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12">
            <text:p text:style-name="Table_20_Contents">12</text:p>
          </table:table-cell>
          <table:table-cell table:style-name="表8.B2" office:value-type="string">
            <text:p text:style-name="Table_20_Contents">KB</text:p>
          </table:table-cell>
          <table:table-cell table:style-name="表8.C2" office:value-type="string">
            <text:list xml:id="list5052442646805378476" text:style-name="L45">
              <text:list-item>
                <text:p text:style-name="P44">ギター。実施。ブルース風の和音、作った。</text:p>
              </text:list-item>
            </text:list>
          </table:table-cell>
        </table:table-row>
        <table:table-row>
          <table:table-cell table:style-name="表8.A2" office:value-type="float" office:value="15">
            <text:p text:style-name="Table_20_Contents">15</text:p>
          </table:table-cell>
          <table:table-cell table:style-name="表8.B2" office:value-type="string">
            <text:p text:style-name="Table_20_Contents">やった</text:p>
          </table:table-cell>
          <table:table-cell table:style-name="表8.C2" office:value-type="string">
            <text:list xml:id="list8786673468926269554" text:style-name="L46">
              <text:list-item>
                <text:p text:style-name="P45">水遣り。段取りはこう：バケツは２つあるのだが、どちらも、水の貯め置きはしていない。やめた。</text:p>
                <text:list>
                  <text:list-item>
                    <text:p text:style-name="P45">バケツを１つだけ、下へ持っていく。水を入れる。そして、ベランダへ。</text:p>
                  </text:list-item>
                  <text:list-item>
                    <text:p text:style-name="P45">バケツ１杯分の水を、すべての単位に振り分ける。</text:p>
                  </text:list-item>
                  <text:list-item>
                    <text:p text:style-name="P45">思うに、１度の水遣りに、１杯では、そろそろ、足りないかも知れない。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8.A2" office:value-type="float" office:value="16">
            <text:p text:style-name="Table_20_Contents">16</text:p>
          </table:table-cell>
          <table:table-cell table:style-name="表8.B2" office:value-type="string">
            <text:p text:style-name="Table_20_Contents">やらず</text:p>
          </table:table-cell>
          <table:table-cell table:style-name="表8.C2" office:value-type="string">
            <text:p text:style-name="Table_20_Contents"/>
          </table:table-cell>
        </table:table-row>
        <table:table-row>
          <table:table-cell table:style-name="表8.A2" office:value-type="float" office:value="17">
            <text:p text:style-name="Table_20_Contents">17</text:p>
          </table:table-cell>
          <table:table-cell table:style-name="表8.B2" office:value-type="string">
            <text:p text:style-name="Table_20_Contents">currency</text:p>
          </table:table-cell>
          <table:table-cell table:style-name="表8.C2" office:value-type="string">
            <text:list xml:id="list1095584541942976419" text:style-name="L47">
              <text:list-item>
                <text:p text:style-name="P46">プログラミング、続けている。</text:p>
                <text:list>
                  <text:list-item>
                    <text:p text:style-name="P46">「結局、ギャンブルじゃん」、「何の価値も、作り出していない。右から左へ、動かすだけ」、「何か、意味があるんだろうか、この営みに？」</text:p>
                  </text:list-item>
                  <text:list-item>
                    <text:p text:style-name="P46">そんな声たちが、頭によぎりまく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18">
            <text:p text:style-name="Table_20_Contents">18</text:p>
          </table:table-cell>
          <table:table-cell table:style-name="表8.B2" office:value-type="string">
            <text:p text:style-name="Table_20_Contents">知ったこと</text:p>
          </table:table-cell>
          <table:table-cell table:style-name="表8.C2" office:value-type="string">
            <text:list xml:id="list8244025845780008910" text:style-name="L48">
              <text:list-item>
                <text:p text:style-name="P47">本多利明。江戸時代の人。生業は、数学の講師。</text:p>
                <text:list>
                  <text:list-item>
                    <text:p text:style-name="P47">「焔硝えんしょう」を用いるべし、と主張している。</text:p>
                  </text:list-item>
                </text:list>
              </text:list-item>
            </text:list>
          </table:table-cell>
        </table:table-row>
      </table:table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5">[/ 20190811_233156]</text:p>
      <text:p text:style-name="P10"/>
      <text:p text:style-name="P18"/>
      <text:p text:style-name="P3">------------------------------------------------------------</text:p>
      <text:p text:style-name="P4">[20190812_223939]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Table_20_Contents">1</text:p>
          </table:table-cell>
          <table:table-cell table:style-name="表10.B1" office:value-type="string">
            <text:p text:style-name="Table_20_Contents">天気</text:p>
          </table:table-cell>
          <table:table-cell table:style-name="表10.C1" office:value-type="string">
            <text:list xml:id="list5003430646165273991" text:style-name="L49">
              <text:list-item>
                <text:p text:style-name="P48">晴れ。雲あり。降雨なし。</text:p>
              </text:list-item>
            </text:list>
          </table:table-cell>
        </table:table-row>
        <table:table-row>
          <table:table-cell table:style-name="表10.A2" office:value-type="float" office:value="2">
            <text:p text:style-name="Table_20_Contents">2</text:p>
          </table:table-cell>
          <table:table-cell table:style-name="表10.B2" office:value-type="string">
            <text:p text:style-name="Table_20_Contents">餌やり</text:p>
          </table:table-cell>
          <table:table-cell table:style-name="表10.C2" office:value-type="string">
            <text:list xml:id="list8394717822502163285" text:style-name="L50">
              <text:list-item>
                <text:p text:style-name="P49">ミケ</text:p>
                <text:list>
                  <text:list-item>
                    <text:p text:style-name="P49">来ない</text:p>
                  </text:list-item>
                </text:list>
              </text:list-item>
              <text:list-item>
                <text:p text:style-name="P49">ドン</text:p>
                <text:list>
                  <text:list-item>
                    <text:p text:style-name="P49">擁壁の角、歩道とを隔てる柵。と、擁壁の角との間から、来た（ように見える）。i.e. 歩道から、公園へ入ってきた。</text:p>
                  </text:list-item>
                  <text:list-item>
                    <text:p text:style-name="P49">クロが駆け寄ってきて、ゴロゴロを始めたあたりで登場。なので、クロの腰摩りを終えるまで、待たせる。</text:p>
                  </text:list-item>
                </text:list>
              </text:list-item>
              <text:list-item>
                <text:p text:style-name="P49">クロ</text:p>
                <text:list>
                  <text:list-item>
                    <text:p text:style-name="P49">擁壁から、飛び降りてきた。地面にて、腰摩り。</text:p>
                  </text:list-item>
                </text:list>
              </text:list-item>
            </text:list>
          </table:table-cell>
        </table:table-row>
        <table:table-row>
          <table:table-cell table:style-name="表10.A2" office:value-type="float" office:value="3">
            <text:p text:style-name="Table_20_Contents">3</text:p>
          </table:table-cell>
          <table:table-cell table:style-name="表10.B2" office:value-type="string">
            <text:p text:style-name="Table_20_Contents"><text:ruby text:style-name="Ru1"><text:ruby-base>身体</text:ruby-base><text:ruby-text>しんたい</text:ruby-text></text:ruby><text:span text:style-name="T9">しんたい</text:span>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4">
            <text:p text:style-name="Table_20_Contents">4</text:p>
          </table:table-cell>
          <table:table-cell table:style-name="表10.B2" office:value-type="string">
            <text:p text:style-name="Table_20_Contents">思ったこと</text:p>
          </table:table-cell>
          <table:table-cell table:style-name="表10.C2" office:value-type="string">
            <text:list xml:id="list1440300353906685064" text:style-name="L51">
              <text:list-item>
                <text:p text:style-name="P50">子どもを持つことについて</text:p>
                <text:list>
                  <text:list-item>
                    <text:p text:style-name="P50">夜、餌遣りの時、鉄階段に、ドンを追って赴く。側の街灯の下で、運動の練習をしている一団。おそらく、父親と、息子と、母親。ラグビーの練習か。タックルして、相手を押し返す。その動きを繰り返している。</text:p>
                  </text:list-item>
                  <text:list-item>
                    <text:p text:style-name="P50">その光景を見ていたら、ふと、「おれは、（それは）もういいや（i.e. 要らない）」と、悟った。何を要らないか。<text:soft-page-break/>「子どもを持つ」、ということ。</text:p>
                  </text:list-item>
                  <text:list-item>
                    <text:p text:style-name="P50">言うまでもなく、子どもをこの先、持たない、女の人に産んでもらって、自分で育てる、ことはしない、という意味ではない。</text:p>
                  </text:list-item>
                  <text:list-item>
                    <text:p text:style-name="P50">その時、頭に浮かんでいた光景。「おれの子供だ」、「おれの後継だ」、「おれのDNAを残せた」、といった、セリフたち。をしゃべる人間達のコラージュ。</text:p>
                  </text:list-item>
                  <text:list-item>
                    <text:p text:style-name="P50">「それは、ただのエゴだな。自己利益のための、いろいろの理屈付けだな」。というのが、それらのシーンたちへの、そのときの、私の感慨。</text:p>
                  </text:list-item>
                </text:list>
              </text:list-item>
              <text:list-item>
                <text:p text:style-name="P50">「物理」と、「物理学」について</text:p>
                <text:list>
                  <text:list-item>
                    <text:p text:style-name="P50">同じく、鉄階段の袂で、頭によぎった考え。「物理」と、「物理学」。俺は、「物理」をやろう。「物理学」については、上記の同様に、「もう、いい（i.e. 要らない）」。「物理」、すなわち、この宇宙に広がっている、普遍の、物事についての、「理」。</text:p>
                  </text:list-item>
                  <text:list-item>
                    <text:p text:style-name="P50">宇宙と、おれが、対話する。宇宙に、そのままに、触れる。</text:p>
                  </text:list-item>
                </text:list>
              </text:list-item>
              <text:list-item>
                <text:p text:style-name="P50">自分が、今後やることは何か、という問いかけについて</text:p>
                <text:list>
                  <text:list-item>
                    <text:p text:style-name="P50">俺にしかできないこと。それ以外、やる意味はない。落ち着いてから、一人、覚めて考える。すると、その結論が、自ずと、現れてくる。</text:p>
                  </text:list-item>
                </text:list>
              </text:list-item>
            </text:list>
          </table:table-cell>
        </table:table-row>
        <table:table-row>
          <table:table-cell table:style-name="表10.A2" office:value-type="float" office:value="5">
            <text:p text:style-name="Table_20_Contents">5</text:p>
          </table:table-cell>
          <table:table-cell table:style-name="表10.B2" office:value-type="string">
            <text:p text:style-name="Table_20_Contents">出来事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6">
            <text:p text:style-name="Table_20_Contents">6</text:p>
          </table:table-cell>
          <table:table-cell table:style-name="表10.B2" office:value-type="string">
            <text:p text:style-name="Table_20_Contents">止めた / 止めよう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7">
            <text:p text:style-name="Table_20_Contents">7</text:p>
          </table:table-cell>
          <table:table-cell table:style-name="表10.B2" office:value-type="string">
            <text:p text:style-name="Table_20_Contents">始めた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8">
            <text:p text:style-name="P27">8</text:p>
          </table:table-cell>
          <table:table-cell table:style-name="表10.B2" office:value-type="string">
            <text:p text:style-name="Table_20_Contents">気づいた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9">
            <text:p text:style-name="Table_20_Contents">9</text:p>
          </table:table-cell>
          <table:table-cell table:style-name="表10.B2" office:value-type="string">
            <text:p text:style-name="Table_20_Contents">新しい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0">
            <text:p text:style-name="Table_20_Contents">10</text:p>
          </table:table-cell>
          <table:table-cell table:style-name="表10.B2" office:value-type="string">
            <text:p text:style-name="Table_20_Contents">その他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1">
            <text:p text:style-name="Table_20_Contents">11</text:p>
          </table:table-cell>
          <table:table-cell table:style-name="表10.B2" office:value-type="string">
            <text:p text:style-name="Table_20_Contents">思い出したこと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2">
            <text:p text:style-name="Table_20_Contents">12</text:p>
          </table:table-cell>
          <table:table-cell table:style-name="表10.B2" office:value-type="string">
            <text:p text:style-name="Table_20_Contents">KB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3">
            <text:p text:style-name="Table_20_Contents">13</text:p>
          </table:table-cell>
          <table:table-cell table:style-name="表10.B2" office:value-type="string">
            <text:p text:style-name="Table_20_Contents">デッサン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4">
            <text:p text:style-name="Table_20_Contents">14</text:p>
          </table:table-cell>
          <table:table-cell table:style-name="表10.B2" office:value-type="string">
            <text:p text:style-name="Table_20_Contents">lang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5">
            <text:p text:style-name="Table_20_Contents">15</text:p>
          </table:table-cell>
          <table:table-cell table:style-name="表10.B2" office:value-type="string">
            <text:p text:style-name="Table_20_Contents">やった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6">
            <text:p text:style-name="Table_20_Contents">16</text:p>
          </table:table-cell>
          <table:table-cell table:style-name="表10.B2" office:value-type="string">
            <text:p text:style-name="Table_20_Contents">やらず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7">
            <text:p text:style-name="Table_20_Contents">17</text:p>
          </table:table-cell>
          <table:table-cell table:style-name="表10.B2" office:value-type="string">
            <text:p text:style-name="Table_20_Contents">currency</text:p>
          </table:table-cell>
          <table:table-cell table:style-name="表10.C2" office:value-type="string">
            <text:list xml:id="list4642005877925692648" text:style-name="L52">
              <text:list-item>
                <text:p text:style-name="P51">プログラミング。進めている。３０分、消費した。</text:p>
              </text:list-item>
            </text:list>
          </table:table-cell>
        </table:table-row>
        <table:table-row>
          <table:table-cell table:style-name="表10.A2" office:value-type="float" office:value="18">
            <text:p text:style-name="Table_20_Contents">18</text:p>
          </table:table-cell>
          <table:table-cell table:style-name="表10.B2" office:value-type="string">
            <text:p text:style-name="Table_20_Contents">知ったこと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9">
            <text:p text:style-name="Table_20_Contents">19</text:p>
          </table:table-cell>
          <table:table-cell table:style-name="表10.B2" office:value-type="string">
            <text:p text:style-name="Table_20_Contents">やろう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20">
            <text:p text:style-name="Table_20_Contents">20</text:p>
          </table:table-cell>
          <table:table-cell table:style-name="表10.B2" office:value-type="string">
            <text:p text:style-name="Table_20_Contents">ゴール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21">
            <text:p text:style-name="Table_20_Contents">21</text:p>
          </table:table-cell>
          <table:table-cell table:style-name="表10.B2" office:value-type="string">
            <text:p text:style-name="Table_20_Contents">アファメ</text:p>
          </table:table-cell>
          <table:table-cell table:style-name="表10.C2" office:value-type="string">
            <text:p text:style-name="Table_20_Contents"/>
          </table:table-cell>
        </table:table-row>
      </table:table>
      <text:p text:style-name="P12"><text:soft-page-break/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5">[/ 20190812_230324]</text:p>
      <text:p text:style-name="P10"> </text:p>
      <text:p text:style-name="P18"/>
      <text:p text:style-name="P3">------------------------------------------------------------</text:p>
      <text:p text:style-name="P4">[20190813_224912]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Table_20_Contents">1</text:p>
          </table:table-cell>
          <table:table-cell table:style-name="表11.B1" office:value-type="string">
            <text:p text:style-name="Table_20_Contents">天気</text:p>
          </table:table-cell>
          <table:table-cell table:style-name="表11.C1" office:value-type="string">
            <text:list xml:id="list5985033187492918816" text:style-name="L53">
              <text:list-item>
                <text:p text:style-name="P52">曇り。降雨、朝にあり。８時近く。ちょうど、お母さんが体操から戻って、しばらくしてから。音は、大きかった。</text:p>
              </text:list-item>
              <text:list-item>
                <text:p text:style-name="P52">午後は　=&gt;　降っていなかった。と思う。</text:p>
              </text:list-item>
            </text:list>
          </table:table-cell>
        </table:table-row>
        <table:table-row>
          <table:table-cell table:style-name="表11.A2" office:value-type="float" office:value="2">
            <text:p text:style-name="Table_20_Contents">2</text:p>
          </table:table-cell>
          <table:table-cell table:style-name="表11.B2" office:value-type="string">
            <text:p text:style-name="Table_20_Contents">餌やり</text:p>
          </table:table-cell>
          <table:table-cell table:style-name="表11.C2" office:value-type="string">
            <text:list xml:id="list2979488209867602493" text:style-name="L54">
              <text:list-item>
                <text:p text:style-name="P53">ドン</text:p>
                <text:list>
                  <text:list-item>
                    <text:p text:style-name="P53">公園に入って、鉄階段の下まで来たところで、ドンが、２本先ぐらいの木の根元から、かけてきた。</text:p>
                  </text:list-item>
                  <text:list-item>
                    <text:p text:style-name="P53">同時に、擁壁の方で、ミケの声と思しき、猫の鳴き声がとぎれとぎれ、聞こえる。</text:p>
                  </text:list-item>
                  <text:list-item>
                    <text:p text:style-name="P53">ドンには固形を盛って、すぐにその場を去って、擁壁へ</text:p>
                  </text:list-item>
                </text:list>
              </text:list-item>
              <text:list-item>
                <text:p text:style-name="P53">ミケ</text:p>
                <text:list>
                  <text:list-item>
                    <text:p text:style-name="P53">擁壁の上にいる。固形をあげる。</text:p>
                  </text:list-item>
                </text:list>
              </text:list-item>
              <text:list-item>
                <text:p text:style-name="P53">クロ</text:p>
                <text:list>
                  <text:list-item>
                    <text:p text:style-name="P53">クロも、ミケの側にいる。固形を上げる。</text:p>
                  </text:list-item>
                </text:list>
              </text:list-item>
              <text:list-item>
                <text:p text:style-name="P53">両者に、ペーストもあげる。そして、またすぐに、今度はドンの元へ戻る。</text:p>
              </text:list-item>
              <text:list-item>
                <text:p text:style-name="P53">ドンは、まだ固形を食べている。隣で、固形の補充をする。たしか、２回。２回目のとき、３分の１ぐらいか、残して、ドンはジプロクを離れる。</text:p>
              </text:list-item>
              <text:list-item>
                <text:p text:style-name="P53">その場で、ゴロリをしたドンを、首揉みする。</text:p>
              </text:list-item>
              <text:list-item>
                <text:p text:style-name="P53">しばらく続ける。そして、またまた、擁壁へ向かう。クロの腰摩りをしてあげたいので。</text:p>
              </text:list-item>
              <text:list-item>
                <text:p text:style-name="P53">２匹とも、擁壁の上にいる。クロは、腰を下ろして、下半身の毛づくろいをしている。</text:p>
              </text:list-item>
              <text:list-item>
                <text:p text:style-name="P53">近づくと、クロは立ち上がる。そのまま、私は腰摩りを始める。ピチャピチャを、クロは始める。</text:p>
              </text:list-item>
              <text:list-item>
                <text:p text:style-name="P53">もう行こうとすると、クロは地面に降りてきてしまう。抱え上げて、擁壁へ置く。「わりいな」、と声をかけて、立ち去る。</text:p>
              </text:list-item>
              <text:list-item>
                <text:p text:style-name="P53"><text:soft-page-break/>というのも、また、ドンがこちらにやってきているので。</text:p>
              </text:list-item>
              <text:list-item>
                <text:p text:style-name="P53">鉄階段の手前までドンを後追いする。手前で、ドンはゴロリをする。頭をしばらく、撫でてあげる。そして、去る。</text:p>
              </text:list-item>
            </text:list>
          </table:table-cell>
        </table:table-row>
        <table:table-row>
          <table:table-cell table:style-name="表11.A2" office:value-type="float" office:value="3">
            <text:p text:style-name="Table_20_Contents">3</text:p>
          </table:table-cell>
          <table:table-cell table:style-name="表11.B2" office:value-type="string">
            <text:p text:style-name="Table_20_Contents"><text:ruby text:style-name="Ru1"><text:ruby-base>身体</text:ruby-base><text:ruby-text>しんたい</text:ruby-text></text:ruby><text:span text:style-name="T9">しんたい</text:span>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4">
            <text:p text:style-name="Table_20_Contents">4</text:p>
          </table:table-cell>
          <table:table-cell table:style-name="表11.B2" office:value-type="string">
            <text:p text:style-name="Table_20_Contents">思ったこと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5">
            <text:p text:style-name="Table_20_Contents">5</text:p>
          </table:table-cell>
          <table:table-cell table:style-name="表11.B2" office:value-type="string">
            <text:p text:style-name="Table_20_Contents">出来事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6">
            <text:p text:style-name="Table_20_Contents">6</text:p>
          </table:table-cell>
          <table:table-cell table:style-name="表11.B2" office:value-type="string">
            <text:p text:style-name="Table_20_Contents">止めた / 止めよう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7">
            <text:p text:style-name="Table_20_Contents">7</text:p>
          </table:table-cell>
          <table:table-cell table:style-name="表11.B2" office:value-type="string">
            <text:p text:style-name="Table_20_Contents">始めた</text:p>
          </table:table-cell>
          <table:table-cell table:style-name="表11.C2" office:value-type="string">
            <text:list xml:id="list5156940032310358351" text:style-name="L55">
              <text:list-item>
                <text:p text:style-name="P54">何日か前からのこと。氷作りのための水。薬缶で水道水を沸かして、冷まして、その水を、つまり、白湯を、使っている。</text:p>
                <text:list>
                  <text:list-item>
                    <text:p text:style-name="P54">先程も、薬缶で、ペット１本分ほどの水を、沸かした。そのまま、台所の、西側端の棚の、天面に置いた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27">8</text:p>
          </table:table-cell>
          <table:table-cell table:style-name="表11.B2" office:value-type="string">
            <text:p text:style-name="Table_20_Contents">気づいた</text:p>
          </table:table-cell>
          <table:table-cell table:style-name="表11.C2" office:value-type="string">
            <text:list xml:id="list3487912500836416814" text:style-name="L56">
              <text:list-item>
                <text:p text:style-name="P55">薬缶で沸かした水を、凍らせる</text:p>
                <text:list>
                  <text:list-item>
                    <text:p text:style-name="P55">この水を使った氷。タッパーの蓋を取ると、凍った水。</text:p>
                  </text:list-item>
                  <text:list-item>
                    <text:p text:style-name="P55">その真ん中に、茶色の部分がある。薄い茶色。半透明。</text:p>
                  </text:list-item>
                  <text:list-item>
                    <text:p text:style-name="P55">　=&gt;　これは、何か？</text:p>
                  </text:list-item>
                  <text:list-item>
                    <text:p text:style-name="P55">薬缶の、内側の、例えば、壁から、何かが溶け出して、それが、氷の真ん中に、凝縮しているのか？</text:p>
                  </text:list-item>
                  <text:list-item>
                    <text:p text:style-name="P55">もし、そうだとして、もし、ただ溶けているのなら、タッパーの中の氷。その全体が、茶色に色づくのではないか？</text:p>
                  </text:list-item>
                  <text:list-item>
                    <text:p text:style-name="P55">分かっている事実は、タッパーの中で、氷は、周辺から出来ていく。最後に、真ん中が、凍る。</text:p>
                  </text:list-item>
                  <text:list-item>
                    <text:p text:style-name="P55">では、周辺部の水が凍るとき、その茶色の物質は、しゅそれら周辺部の水から、何らかの原因で、押し出されるのか？例えば、氷点が違うから、と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9">
            <text:p text:style-name="Table_20_Contents">9</text:p>
          </table:table-cell>
          <table:table-cell table:style-name="表11.B2" office:value-type="string">
            <text:p text:style-name="Table_20_Contents">新しい</text:p>
          </table:table-cell>
          <table:table-cell table:style-name="表11.C2" office:value-type="string">
            <text:list xml:id="list8099151931445311902" text:style-name="L57">
              <text:list-item>
                <text:p text:style-name="P61">Lang : ivrit</text:p>
                <text:list>
                  <text:list-item>
                    <text:p text:style-name="P56">読み方。本文を、コピペ。openofficeのwriterアプへ。</text:p>
                  </text:list-item>
                  <text:list-item>
                    <text:p text:style-name="P56">そして、各単語の、英訳を、本文の下のセルに、書き込む。この際に、右揃えの文にする。右から、本文の各単語の訳を、書き込む。例えば、”I saw you” という本文であれば、訳のセルには、”you / saw / I” という一群が、書き込まれ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Table_20_Contents">10</text:p>
          </table:table-cell>
          <table:table-cell table:style-name="表11.B2" office:value-type="string">
            <text:p text:style-name="Table_20_Contents">その他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1">
            <text:p text:style-name="Table_20_Contents">11</text:p>
          </table:table-cell>
          <table:table-cell table:style-name="表11.B2" office:value-type="string">
            <text:p text:style-name="Table_20_Contents">思い出したこと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2">
            <text:p text:style-name="Table_20_Contents">12</text:p>
          </table:table-cell>
          <table:table-cell table:style-name="表11.B2" office:value-type="string">
            <text:p text:style-name="Table_20_Contents">KB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3">
            <text:p text:style-name="Table_20_Contents">13</text:p>
          </table:table-cell>
          <table:table-cell table:style-name="表11.B2" office:value-type="string">
            <text:p text:style-name="Table_20_Contents">デッサン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4">
            <text:p text:style-name="Table_20_Contents">14</text:p>
          </table:table-cell>
          <table:table-cell table:style-name="表11.B2" office:value-type="string">
            <text:p text:style-name="Table_20_Contents">lang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5">
            <text:p text:style-name="Table_20_Contents">15</text:p>
          </table:table-cell>
          <table:table-cell table:style-name="表11.B2" office:value-type="string">
            <text:p text:style-name="Table_20_Contents">やった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6">
            <text:p text:style-name="Table_20_Contents">16</text:p>
          </table:table-cell>
          <table:table-cell table:style-name="表11.B2" office:value-type="string">
            <text:p text:style-name="Table_20_Contents">やらず</text:p>
          </table:table-cell>
          <table:table-cell table:style-name="表11.C2" office:value-type="string">
            <text:p text:style-name="Table_20_Contents"/>
          </table:table-cell>
        </table:table-row>
        <text:soft-page-break/>
        <table:table-row>
          <table:table-cell table:style-name="表11.A2" office:value-type="float" office:value="17">
            <text:p text:style-name="Table_20_Contents">17</text:p>
          </table:table-cell>
          <table:table-cell table:style-name="表11.B2" office:value-type="string">
            <text:p text:style-name="Table_20_Contents">currency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8">
            <text:p text:style-name="Table_20_Contents">18</text:p>
          </table:table-cell>
          <table:table-cell table:style-name="表11.B2" office:value-type="string">
            <text:p text:style-name="Table_20_Contents">知ったこと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9">
            <text:p text:style-name="Table_20_Contents">19</text:p>
          </table:table-cell>
          <table:table-cell table:style-name="表11.B2" office:value-type="string">
            <text:p text:style-name="Table_20_Contents">やろう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20">
            <text:p text:style-name="Table_20_Contents">20</text:p>
          </table:table-cell>
          <table:table-cell table:style-name="表11.B2" office:value-type="string">
            <text:p text:style-name="Table_20_Contents">ゴール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21">
            <text:p text:style-name="Table_20_Contents">21</text:p>
          </table:table-cell>
          <table:table-cell table:style-name="表11.B2" office:value-type="string">
            <text:p text:style-name="Table_20_Contents">アファメ</text:p>
          </table:table-cell>
          <table:table-cell table:style-name="表11.C2" office:value-type="string">
            <text:p text:style-name="Table_20_Contents"/>
          </table:table-cell>
        </table:table-row>
      </table:table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5">[/ 20190813_231300]</text:p>
      <text:p text:style-name="P9"/>
      <text:p text:style-name="P18"/>
      <text:p text:style-name="P3">------------------------------------------------------------</text:p>
      <text:p text:style-name="P4">[20190814_231750]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Table_20_Contents">1</text:p>
          </table:table-cell>
          <table:table-cell table:style-name="表12.B1" office:value-type="string">
            <text:p text:style-name="Table_20_Contents">天気</text:p>
          </table:table-cell>
          <table:table-cell table:style-name="表12.C1" office:value-type="string">
            <text:list xml:id="list3978291630609964509" text:style-name="L58">
              <text:list-item>
                <text:p text:style-name="P62">흐림. 낮 한때 심한 강우.</text:p>
              </text:list-item>
              <text:list-item>
                <text:p text:style-name="P62">야간 먹이 주거나 갈 때 비가 내린다.</text:p>
              </text:list-item>
            </text:list>
          </table:table-cell>
        </table:table-row>
        <table:table-row>
          <table:table-cell table:style-name="表12.A2" office:value-type="float" office:value="2">
            <text:p text:style-name="Table_20_Contents">2</text:p>
          </table:table-cell>
          <table:table-cell table:style-name="表12.B2" office:value-type="string">
            <text:p text:style-name="Table_20_Contents">餌やり</text:p>
          </table:table-cell>
          <table:table-cell table:style-name="表12.C2" office:value-type="string">
            <text:list xml:id="list2957406702780225357" text:style-name="L59">
              <text:list-item>
                <text:p text:style-name="P63">미케는 오지 않았다.</text:p>
              </text:list-item>
              <text:list-item>
                <text:p text:style-name="P63">전회와 같이 돈에 먼저 먹이를 주지.</text:p>
              </text:list-item>
              <text:list-item>
                <text:p text:style-name="P65">上げてる最中、クロが、側の木まで来ている。</text:p>
                <text:list>
                  <text:list-item>
                    <text:p text:style-name="P65">ドンも、クロに気づいている。急いでジプロックに固形を盛る。</text:p>
                  </text:list-item>
                  <text:list-item>
                    <text:p text:style-name="P65">ドンが食べ始めたら、すぐに、クロの元へ行く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3">
            <text:p text:style-name="Table_20_Contents">3</text:p>
          </table:table-cell>
          <table:table-cell table:style-name="表12.B2" office:value-type="string">
            <text:p text:style-name="Table_20_Contents"><text:ruby text:style-name="Ru1"><text:ruby-base>身体</text:ruby-base><text:ruby-text>しんたい</text:ruby-text></text:ruby><text:span text:style-name="T9">しんたい</text:span></text:p>
          </table:table-cell>
          <table:table-cell table:style-name="表12.C2" office:value-type="string">
            <text:list xml:id="list6056118567638769052" text:style-name="L60">
              <text:list-item>
                <text:p text:style-name="P57">餌遣りの帰り、クリエイトへの往路、そして、家への帰路。ゆっくりと歩行した。</text:p>
                <text:list>
                  <text:list-item>
                    <text:p text:style-name="P57">普段の、３分の１ぐらい。半分より、遅い。速度で測った場合。</text:p>
                  </text:list-item>
                  <text:list-item>
                    <text:p text:style-name="P57">普段に比べて、気づかない事物に、気づく。そういう印象が、降ってきた。階段の傍らに設置された、スロープ。その表面のタイル。は、滑り止め目的か、横方向の浮き彫り用の細工、施されている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4">
            <text:p text:style-name="Table_20_Contents">4</text:p>
          </table:table-cell>
          <table:table-cell table:style-name="表12.B2" office:value-type="string">
            <text:p text:style-name="Table_20_Contents">思ったこと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5">
            <text:p text:style-name="Table_20_Contents">5</text:p>
          </table:table-cell>
          <table:table-cell table:style-name="表12.B2" office:value-type="string">
            <text:p text:style-name="Table_20_Contents">出来事</text:p>
          </table:table-cell>
          <table:table-cell table:style-name="表12.C2" office:value-type="string">
            <text:p text:style-name="Table_20_Contents"/>
          </table:table-cell>
        </table:table-row>
        <text:soft-page-break/>
        <table:table-row>
          <table:table-cell table:style-name="表12.A2" office:value-type="float" office:value="14">
            <text:p text:style-name="Table_20_Contents">14</text:p>
          </table:table-cell>
          <table:table-cell table:style-name="表12.B2" office:value-type="string">
            <text:p text:style-name="P28">lang</text:p>
          </table:table-cell>
          <table:table-cell table:style-name="表12.C2" office:value-type="string">
            <text:list xml:id="list9192914256544073139" text:style-name="L61">
              <text:list-item>
                <text:p text:style-name="P58">ギリシャ語、ヘブライ語。単語帳、作成を続けている。</text:p>
              </text:list-item>
            </text:list>
          </table:table-cell>
        </table:table-row>
        <table:table-row>
          <table:table-cell table:style-name="表12.A2" office:value-type="float" office:value="15">
            <text:p text:style-name="Table_20_Contents">15</text:p>
          </table:table-cell>
          <table:table-cell table:style-name="表12.B2" office:value-type="string">
            <text:p text:style-name="P28">やった</text:p>
          </table:table-cell>
          <table:table-cell table:style-name="表12.C2" office:value-type="string">
            <text:list xml:id="list505851857210279975" text:style-name="L62">
              <text:list-item>
                <text:p text:style-name="P59">フリーウェアのブラウザー。探す。</text:p>
                <text:list>
                  <text:list-item>
                    <text:p text:style-name="P59">Falkon, Pale moon。この２つをインストールした。</text:p>
                  </text:list-item>
                  <text:list-item>
                    <text:p text:style-name="P59">他に、Dooble。</text:p>
                  </text:list-item>
                  <text:list-item>
                    <text:p text:style-name="P59">何を求めているか？　=&gt;　メモリをあまり使わず、かつ、複数ページを、一度にブックマークできる。そういう特徴のあるもの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16">
            <text:p text:style-name="Table_20_Contents">16</text:p>
          </table:table-cell>
          <table:table-cell table:style-name="表12.B2" office:value-type="string">
            <text:p text:style-name="P28">やらず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17">
            <text:p text:style-name="Table_20_Contents">17</text:p>
          </table:table-cell>
          <table:table-cell table:style-name="表12.B2" office:value-type="string">
            <text:p text:style-name="P28">currency</text:p>
          </table:table-cell>
          <table:table-cell table:style-name="表12.C2" office:value-type="string">
            <text:list xml:id="list5398239382887255059" text:style-name="L63">
              <text:list-item>
                <text:p text:style-name="P64">2 회 실시했다.</text:p>
              </text:list-item>
              <text:list-item>
                <text:p text:style-name="P66"/>
              </text:list-item>
            </text:list>
          </table:table-cell>
        </table:table-row>
        <table:table-row>
          <table:table-cell table:style-name="表12.A2" office:value-type="float" office:value="18">
            <text:p text:style-name="Table_20_Contents">18</text:p>
          </table:table-cell>
          <table:table-cell table:style-name="表12.B2" office:value-type="string">
            <text:p text:style-name="P28">知ったこと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19">
            <text:p text:style-name="Table_20_Contents">19</text:p>
          </table:table-cell>
          <table:table-cell table:style-name="表12.B2" office:value-type="string">
            <text:p text:style-name="P28">やろう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20">
            <text:p text:style-name="Table_20_Contents">20</text:p>
          </table:table-cell>
          <table:table-cell table:style-name="表12.B2" office:value-type="string">
            <text:p text:style-name="P28">ゴール</text:p>
          </table:table-cell>
          <table:table-cell table:style-name="表12.C2" office:value-type="string">
            <text:list xml:id="list6968599231082440103" text:style-name="L64">
              <text:list-item>
                <text:p text:style-name="P67">currency<text:span text:style-name="T10">　=&gt;　trailing 対応のモジュール　--&gt;　作りあげよう。</text:span></text:p>
              </text:list-item>
            </text:list>
          </table:table-cell>
        </table:table-row>
        <table:table-row>
          <table:table-cell table:style-name="表12.A2" office:value-type="float" office:value="21">
            <text:p text:style-name="Table_20_Contents">21</text:p>
          </table:table-cell>
          <table:table-cell table:style-name="表12.B2" office:value-type="string">
            <text:p text:style-name="P28">アファメ</text:p>
          </table:table-cell>
          <table:table-cell table:style-name="表12.C2" office:value-type="string">
            <text:list xml:id="list3551569773395685079" text:style-name="L65">
              <text:list-item>
                <text:p text:style-name="P60">ロシア語。普通に、読んでいる。ロシア語で書かれた論文を、毎日、読んでいる。</text:p>
              </text:list-item>
              <text:list-item>
                <text:p text:style-name="P60">CO２の大気中捕獲の技術。その動向を、知っている。</text:p>
              </text:list-item>
              <text:list-item>
                <text:p text:style-name="P60">ギター。毎日、曲を作っている。自分で作る、様々な曲たち。それらの構造を、熟知している。曲一般について、構造、特徴を、知り尽くしている。</text:p>
                <text:list>
                  <text:list-item>
                    <text:p text:style-name="P60">音、音同士の関係、人の脳への影響、美しさの構造について、知り尽くしている。</text:p>
                  </text:list-item>
                </text:list>
              </text:list-item>
            </text:list>
          </table:table-cell>
        </table:table-row>
      </table:table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6">[/ 20190814_234048]</text:p>
      <text:p text:style-name="P19"/>
      <text:p text:style-name="P3">------------------------------------------------------------</text:p>
      <text:p text:style-name="P4">[20190815_231511]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29">1</text:p>
          </table:table-cell>
          <table:table-cell table:style-name="表13.B1" office:value-type="string">
            <text:p text:style-name="P29">天気</text:p>
          </table:table-cell>
          <table:table-cell table:style-name="表13.C1" office:value-type="string">
            <text:p text:style-name="P29"/>
          </table:table-cell>
        </table:table-row>
        <table:table-row>
          <table:table-cell table:style-name="表13.A2" office:value-type="float" office:value="2">
            <text:p text:style-name="P29">2</text:p>
          </table:table-cell>
          <table:table-cell table:style-name="表13.B2" office:value-type="string">
            <text:p text:style-name="P29">餌やり</text:p>
          </table:table-cell>
          <table:table-cell table:style-name="表13.C2" office:value-type="string">
            <text:list xml:id="list3019239620074580030" text:style-name="L66">
              <text:list-item>
                <text:p text:style-name="P68">돈 먼저.</text:p>
              </text:list-item>
              <text:list-item>
                <text:p text:style-name="P68">미케도 <text:s/>왔다. 옹벽에 도착하면, “냐아우” 울면서, 나<text:soft-page-break/>왔다.</text:p>
              </text:list-item>
              <text:list-item>
                <text:p text:style-name="P69">ドンは、食後の首揉み、すでに、当然のものとして、受け止めているようだ。今日、固形を食べたあと、側の地面に、なんの屈託もなさそうに、ゴロンと横に寝そべって、向こうを向いて、じっと待っている風情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29">3</text:p>
          </table:table-cell>
          <table:table-cell table:style-name="表13.B2" office:value-type="string">
            <text:p text:style-name="P29"><text:ruby text:style-name="Ru1"><text:ruby-base>身体</text:ruby-base><text:ruby-text>しんたい</text:ruby-text></text:ruby><text:span text:style-name="T9">しんたい</text:span></text:p>
          </table:table-cell>
          <table:table-cell table:style-name="表13.C2" office:value-type="string">
            <text:p text:style-name="P29"/>
          </table:table-cell>
        </table:table-row>
        <table:table-row>
          <table:table-cell table:style-name="表13.A2" office:value-type="float" office:value="4">
            <text:p text:style-name="P29">4</text:p>
          </table:table-cell>
          <table:table-cell table:style-name="表13.B2" office:value-type="string">
            <text:p text:style-name="P29">思ったこと</text:p>
          </table:table-cell>
          <table:table-cell table:style-name="表13.C2" office:value-type="string">
            <text:list xml:id="list9188826820665355250" text:style-name="L67">
              <text:list-item>
                <text:p text:style-name="P70">アイホンの、本体とケーブルとの接触について。前々からのことだが、ケーブルを本体に差し込んだとき、本体が反応しない時がある。</text:p>
                <text:list>
                  <text:list-item>
                    <text:p text:style-name="P70">印象としては、朝に、その事態が偏って出現する。</text:p>
                  </text:list-item>
                  <text:list-item>
                    <text:p text:style-name="P70">例えば、今しがた、また、ケーブルを差し込んだ。本体は、直ちに、反応した（i.e. バイブした）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29">7</text:p>
          </table:table-cell>
          <table:table-cell table:style-name="表13.B2" office:value-type="string">
            <text:p text:style-name="P29">始めた</text:p>
          </table:table-cell>
          <table:table-cell table:style-name="表13.C2" office:value-type="string">
            <text:list xml:id="list918091313294087566" text:style-name="L68">
              <text:list-item>
                <text:p text:style-name="P71">いま、まさに、下に行っておかわりを持ってきたのだが、お酒<text:span text:style-name="T11">に</text:span><text:span text:style-name="T12">の</text:span>つまみとして、味噌を食べている。</text:p>
                <text:list>
                  <text:list-item>
                    <text:p text:style-name="P71">というのも、今朝、体調が良くなかった。なにか、重い。幾分、気持ちが悪くもある。二日酔い。</text:p>
                  </text:list-item>
                  <text:list-item>
                    <text:p text:style-name="P71">思うに、その前の晩、なるほど、眞露の量が、やや過ぎたかも知れない。</text:p>
                  </text:list-item>
                  <text:list-item>
                    <text:p text:style-name="P71">しかし、お酒だけを飲んでいた、胃袋に入れていた。のが、真因かな、と思うのだ。</text:p>
                  </text:list-item>
                  <text:list-item>
                    <text:p text:style-name="P71">なぜなら、いつものように、味噌スープを飲んだ。すると、しばらくしてから、気持ちの悪さが、引いたように感じたのだ。</text:p>
                  </text:list-item>
                  <text:list-item>
                    <text:p text:style-name="P71">そもそも、習慣として飲もうと思い立つ前から、今朝は、味噌スープを飲みたい、と、身体が欲求しているのを、感じていた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30">8</text:p>
          </table:table-cell>
          <table:table-cell table:style-name="表13.B2" office:value-type="string">
            <text:p text:style-name="P29">気づいた</text:p>
          </table:table-cell>
          <table:table-cell table:style-name="表13.C2" office:value-type="string">
            <text:p text:style-name="P29"/>
          </table:table-cell>
        </table:table-row>
        <table:table-row>
          <table:table-cell table:style-name="表13.A2" office:value-type="float" office:value="9">
            <text:p text:style-name="P29">9</text:p>
          </table:table-cell>
          <table:table-cell table:style-name="表13.B2" office:value-type="string">
            <text:p text:style-name="P29">新しい</text:p>
          </table:table-cell>
          <table:table-cell table:style-name="表13.C2" office:value-type="string">
            <text:list xml:id="list6707470372225073062" text:style-name="L69">
              <text:list-item>
                <text:p text:style-name="P72">ギター。ギターのボディを叩く。その動作を、演奏の合間に、行った。叩き自体、曲の一部。</text:p>
                <text:list>
                  <text:list-item>
                    <text:p text:style-name="P72">ボディを叩く。のに加えて、足の”stomp”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9">10</text:p>
          </table:table-cell>
          <table:table-cell table:style-name="表13.B2" office:value-type="string">
            <text:p text:style-name="P29">その他</text:p>
          </table:table-cell>
          <table:table-cell table:style-name="表13.C2" office:value-type="string">
            <text:p text:style-name="P29"/>
          </table:table-cell>
        </table:table-row>
        <table:table-row>
          <table:table-cell table:style-name="表13.A2" office:value-type="float" office:value="11">
            <text:p text:style-name="P29">11</text:p>
          </table:table-cell>
          <table:table-cell table:style-name="表13.B2" office:value-type="string">
            <text:p text:style-name="P29">思い出したこと</text:p>
          </table:table-cell>
          <table:table-cell table:style-name="表13.C2" office:value-type="string">
            <text:p text:style-name="P29"/>
          </table:table-cell>
        </table:table-row>
        <table:table-row>
          <table:table-cell table:style-name="表13.A2" office:value-type="float" office:value="12">
            <text:p text:style-name="P29">12</text:p>
          </table:table-cell>
          <table:table-cell table:style-name="表13.B2" office:value-type="string">
            <text:p text:style-name="P29">KB</text:p>
          </table:table-cell>
          <table:table-cell table:style-name="表13.C2" office:value-type="string">
            <text:list xml:id="list6429160060375555132" text:style-name="L70">
              <text:list-item>
                <text:p text:style-name="P73">ギター。また実施。</text:p>
              </text:list-item>
            </text:list>
          </table:table-cell>
        </table:table-row>
        <text:soft-page-break/>
        <table:table-row>
          <table:table-cell table:style-name="表13.A2" office:value-type="float" office:value="14">
            <text:p text:style-name="P29">14</text:p>
          </table:table-cell>
          <table:table-cell table:style-name="表13.B2" office:value-type="string">
            <text:p text:style-name="P29">lang</text:p>
          </table:table-cell>
          <table:table-cell table:style-name="表13.C2" office:value-type="string">
            <text:list xml:id="list509101058678040737" text:style-name="L71">
              <text:list-item>
                <text:p text:style-name="P74">ヘブライ語。昨日と同じく、本文に対して、右揃えで、各単語の訳を、書き添えていく。</text:p>
              </text:list-item>
            </text:list>
          </table:table-cell>
        </table:table-row>
        <table:table-row>
          <table:table-cell table:style-name="表13.A2" office:value-type="float" office:value="17">
            <text:p text:style-name="P29">17</text:p>
          </table:table-cell>
          <table:table-cell table:style-name="表13.B2" office:value-type="string">
            <text:p text:style-name="P29">currency</text:p>
          </table:table-cell>
          <table:table-cell table:style-name="表13.C2" office:value-type="string">
            <text:list xml:id="list316326780632582847" text:style-name="L72">
              <text:list-item>
                <text:p text:style-name="P75">プログラミング、続けている。</text:p>
              </text:list-item>
            </text:list>
          </table:table-cell>
        </table:table-row>
        <table:table-row>
          <table:table-cell table:style-name="表13.A2" office:value-type="float" office:value="21">
            <text:p text:style-name="P29">21</text:p>
          </table:table-cell>
          <table:table-cell table:style-name="表13.B2" office:value-type="string">
            <text:p text:style-name="P29">アファメ</text:p>
          </table:table-cell>
          <table:table-cell table:style-name="表13.C2" office:value-type="string">
            <text:list xml:id="list2035798926896197314" text:style-name="L73">
              <text:list-item>
                <text:p text:style-name="P76">ロシア語は、普通に読める。今日も、ロシア語で書かれた論文を読んでいた。先月、モスクワで開かれた、ロシア国内の学者たちの集まりで発表された研究の、概要が書いてある。</text:p>
                <text:list>
                  <text:list-item>
                    <text:p text:style-name="P76">テーマは、大気中CO2の、空中捕獲。従来の、銀を使った触媒ではなく、錫とマンガンの合金を使う。銀のみのものに比して、３割ほど、時間辺りの捕獲量が増える。とのこと。</text:p>
                  </text:list-item>
                </text:list>
              </text:list-item>
              <text:list-item>
                <text:p text:style-name="P76">音楽の研究を続けている。今日は、曲の構造についての、これまでの調べを、レビューして、まとめる作業を行った。記憶が改まった。新しい構造が、いくつか、頭に湧いてきた。書き留めた。</text:p>
              </text:list-item>
            </text:list>
          </table:table-cell>
        </table:table-row>
      </table:table>
      <text:p text:style-name="P12"> </text:p>
      <text:p text:style-name="P20"><text:span text:style-name="T3">明</text:span><text:span text:style-name="T4">日</text:span></text:p>
      <text:p text:style-name="P12"> </text:p>
      <text:p text:style-name="P14">明日の、その先</text:p>
      <text:p text:style-name="P12"> </text:p>
      <text:p text:style-name="P6">[/ 20190815_234652]</text:p>
      <text:p text:style-name="P6"/>
      <text:p text:style-name="P19"/>
      <text:p text:style-name="P3">------------------------------------------------------------</text:p>
      <text:p text:style-name="P4">[20190816_231451]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31">1</text:p>
          </table:table-cell>
          <table:table-cell table:style-name="表14.B1" office:value-type="string">
            <text:p text:style-name="P31">天気</text:p>
          </table:table-cell>
          <table:table-cell table:style-name="表14.C1" office:value-type="string">
            <text:p text:style-name="P31"/>
          </table:table-cell>
        </table:table-row>
        <table:table-row>
          <table:table-cell table:style-name="表14.A2" office:value-type="float" office:value="2">
            <text:p text:style-name="P31">2</text:p>
          </table:table-cell>
          <table:table-cell table:style-name="表14.B2" office:value-type="string">
            <text:p text:style-name="P31">餌やり</text:p>
          </table:table-cell>
          <table:table-cell table:style-name="表14.C2" office:value-type="string">
            <text:list xml:id="list2170784773263666608" text:style-name="L74">
              <text:list-item>
                <text:p text:style-name="P77">ドン、先。</text:p>
              </text:list-item>
              <text:list-item>
                <text:p text:style-name="P77">擁壁へ行く。２匹とも、いない。</text:p>
              </text:list-item>
              <text:list-item>
                <text:p text:style-name="P77">向かいのマンションから、ミケであろう、ニャア、という声。</text:p>
              </text:list-item>
              <text:list-item>
                <text:p text:style-name="P77">マンションの、道路に面した位置にある、ゴミ置き場。の、上に位置する、ユニット。の、南側、<text:soft-page-break/>つまり、道路に面した側の、窓。のすぐ下に、物置か、高さ１ｍほどの、箱。の上に、植木が載っている。の隣に、他でもない、ミケが、座っている。</text:p>
              </text:list-item>
              <text:list-item>
                <text:p text:style-name="P77">具合の悪いことに、その場所で、ミケは、「ニャアァ」と、声を上げている。</text:p>
              </text:list-item>
              <text:list-item>
                <text:p text:style-name="P77">困る。「猫がうるさい」と言って、住人が、保健所へ通報するだろう。</text:p>
              </text:list-item>
              <text:list-item>
                <text:p text:style-name="P77">車道を渡って、その物置の前へ行く。窓の枠の、下端。そこよりも頭を下にしようと、腰をかがめて、向かう。</text:p>
              </text:list-item>
              <text:list-item>
                <text:p text:style-name="P77">ミケは、私が物置の前に至ると、タタッと、飛び降りて、マンション敷地の東側へ走り去る。</text:p>
              </text:list-item>
              <text:list-item>
                <text:p text:style-name="P77">私は、擁壁へ戻る。</text:p>
              </text:list-item>
              <text:list-item>
                <text:p text:style-name="P77">マンションへ向かうとき、クロであろう、影が一匹、歩道から、擁壁方面へ向かうのを、横目に見ていた。</text:p>
              </text:list-item>
              <text:list-item>
                <text:p text:style-name="P77">果たして、車道を渡り戻ろうとすると、車道南側の歩道の、街路樹の、根元に、クロらしき影。</text:p>
              </text:list-item>
              <text:list-item>
                <text:p text:style-name="P77">私が、さらに公園の敷地内へ進むと、クロが（正に、その影は、クロだった）、「ミヤァァウ」、と鳴きながら、擁壁へ飛び登ってくる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31">3</text:p>
          </table:table-cell>
          <table:table-cell table:style-name="表14.B2" office:value-type="string">
            <text:p text:style-name="P31"><text:ruby text:style-name="Ru1"><text:ruby-base>身体</text:ruby-base><text:ruby-text>しんたい</text:ruby-text></text:ruby><text:span text:style-name="T9">しんたい</text:span></text:p>
          </table:table-cell>
          <table:table-cell table:style-name="表14.C2" office:value-type="string">
            <text:list xml:id="list1196535264489351251" text:style-name="L75">
              <text:list-item>
                <text:p text:style-name="P78">昨夜、寝酒の時、つまみとして、味噌を食べた（日誌に、記した）。</text:p>
                <text:list>
                  <text:list-item>
                    <text:p text:style-name="P78">今朝、起きたとき気づいたこと。息が、アルコールの臭い、していない。</text:p>
                  </text:list-item>
                  <text:list-item>
                    <text:p text:style-name="P78">お腹は、僅かに凹んでいる。午前中を、断食で過ごしたあとの、胃袋みたい。じっとりと、張っている自覚、そして、手触り。</text:p>
                  </text:list-item>
                </text:list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32">8</text:p>
          </table:table-cell>
          <table:table-cell table:style-name="表14.B2" office:value-type="string">
            <text:p text:style-name="P31">気づいた</text:p>
          </table:table-cell>
          <table:table-cell table:style-name="表14.C2" office:value-type="string">
            <text:list xml:id="list5017292401359520646" text:style-name="L76">
              <text:list-item>
                <text:p text:style-name="P79">Guitar 関連のプログラミングの時</text:p>
                <text:list>
                  <text:list-item>
                    <text:p text:style-name="P79">コーディングの前に、まず、チャートを描いた。if分岐が１つだけの、１つの関数で終わる、短いプログラム。</text:p>
                  </text:list-item>
                  <text:list-item>
                    <text:p text:style-name="P79">これまでは、この種のプログラミングだと、メ<text:soft-page-break/>モを書くぐらい。チャートは描かない。頭の中だけで、構成を建てて、コーディングに移ったものだ。</text:p>
                  </text:list-item>
                  <text:list-item>
                    <text:p text:style-name="P79">しかし、今日は、初めに、チャーティング。</text:p>
                  </text:list-item>
                  <text:list-item>
                    <text:p text:style-name="P79">そして、コーディングが終わり、テストして、意図した通りの結果になる。</text:p>
                  </text:list-item>
                  <text:list-item>
                    <text:p text:style-name="P79">そのとき、これなのだ、と大悟した。</text:p>
                  </text:list-item>
                  <text:list-item>
                    <text:p text:style-name="P79">つまり、この程度のプログラミングであっても、頭の中だけで組み立てて、その組立を、頭の中だけに置いておきながら、コーディングしていく。そのやり方は、無茶だ、ということ。</text:p>
                  </text:list-item>
                  <text:list-item>
                    <text:p text:style-name="P79">おれは、この程度であっても、紙に書き出すのが、合っている。書き出さないと、劇的に消耗してしまう、頭が。</text:p>
                  </text:list-item>
                  <text:list-item>
                    <text:p text:style-name="P79">さらに思ったのは、そもそも、頭が疲れて、へとへとになる。そのようなやり方は、<text:span text:style-name="T13">もうやめろ！！</text:span>、ということ。</text:p>
                  </text:list-item>
                </text:list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31">12</text:p>
          </table:table-cell>
          <table:table-cell table:style-name="表14.B2" office:value-type="string">
            <text:p text:style-name="P31">KB</text:p>
          </table:table-cell>
          <table:table-cell table:style-name="表14.C2" office:value-type="string">
            <text:list xml:id="list1661051526316084927" text:style-name="L77">
              <text:list-item>
                <text:p text:style-name="P80">ギター。PCで、ギターのメモのリストを開いたまま、演奏。”f-XX”や、”ch-XX”について、通番を、その場で、入れた。PCのリストを見ながら。</text:p>
              </text:list-item>
            </text:list>
          </table:table-cell>
        </table:table-row>
        <table:table-row>
          <table:table-cell table:style-name="表14.A2" office:value-type="float" office:value="21">
            <text:p text:style-name="P31">21</text:p>
          </table:table-cell>
          <table:table-cell table:style-name="表14.B2" office:value-type="string">
            <text:p text:style-name="P31">アファメ</text:p>
          </table:table-cell>
          <table:table-cell table:style-name="表14.C2" office:value-type="string">
            <text:list xml:id="list7256931958138504509" text:style-name="L78">
              <text:list-item>
                <text:p text:style-name="P81">ギター。パーカッションも入れた曲の作成。続けている。もう、「フレーズ」カテゴリーの小品、数で言うと、５００曲は、超えている。自分が作り出す曲たちの構造。それについて、だんだんと、体系が見えてきつつある。</text:p>
              </text:list-item>
              <text:list-item>
                <text:p text:style-name="P81">CO2の、大気中捕獲。私も、設立者の一人に入っている、ある会社。</text:p>
                <text:list>
                  <text:list-item>
                    <text:p text:style-name="P81">今日は、その会社の、実験施設に行ってきた。長野県の、佐久市にある。土地が空いていたのと、きれいな水が、安価に手に入る。という理由で、２年前に、施設を立てた。</text:p>
                  </text:list-item>
                  <text:list-item>
                    <text:p text:style-name="P81"><text:soft-page-break/>今年の２月から、試験稼働、始めている。</text:p>
                  </text:list-item>
                  <text:list-item>
                    <text:p text:style-name="P81">空気中から捕獲したCO2と、水を分解して得た水素分子とを、触媒を使って反応させ、エタノール液を、まず生産する。</text:p>
                  </text:list-item>
                  <text:list-item>
                    <text:p text:style-name="P81">そして、別途で開発した技術を使って、エタノールから、正分界できるプラスチックを、ペレットの形で、生産する。</text:p>
                  </text:list-item>
                  <text:list-item>
                    <text:p text:style-name="P81">日本だと、原油を輸入してつくるプラスチックに比べて、４割ほど、安い費用で、生産できる。</text:p>
                  </text:list-item>
                  <text:list-item>
                    <text:p text:style-name="P81">今年の１０月から、つまり、あと２ヶ月ほどたったら、販売用の製品を、造り始める予定。</text:p>
                  </text:list-item>
                  <text:list-item>
                    <text:p text:style-name="P81">まず、国内で、販路を拓く。そのあと、２年ぐらいを、時間予算として立てているが、その後、海外で、工場を建てて、その地その地のユーザーに向けて、生産する。</text:p>
                  </text:list-item>
                </text:list>
              </text:list-item>
            </text:list>
          </table:table-cell>
        </table:table-row>
      </table:table>
      <text:p text:style-name="P12"> </text:p>
      <text:p text:style-name="P17">明日</text:p>
      <text:p text:style-name="P16"> </text:p>
      <text:p text:style-name="P17">明日の、その先</text:p>
      <text:p text:style-name="P12"> </text:p>
      <text:p text:style-name="P5">[/ 20190817_000832]</text:p>
      <text:p text:style-name="P8"/>
      <text:p text:style-name="P19"/>
      <text:p text:style-name="P3">------------------------------------------------------------</text:p>
      <text:p text:style-name="P4">[20190817_230846]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31">1</text:p>
          </table:table-cell>
          <table:table-cell table:style-name="表15.B1" office:value-type="string">
            <text:p text:style-name="P31">天気</text:p>
          </table:table-cell>
          <table:table-cell table:style-name="表15.C1" office:value-type="string">
            <text:list xml:id="list6111548564118507082" text:style-name="L79">
              <text:list-item>
                <text:p text:style-name="P82">晴れ。雨なし。雲あり。</text:p>
              </text:list-item>
            </text:list>
          </table:table-cell>
        </table:table-row>
        <table:table-row>
          <table:table-cell table:style-name="表15.A2" office:value-type="float" office:value="2">
            <text:p text:style-name="P31">2</text:p>
          </table:table-cell>
          <table:table-cell table:style-name="表15.B2" office:value-type="string">
            <text:p text:style-name="P31">餌やり</text:p>
          </table:table-cell>
          <table:table-cell table:style-name="表15.C2" office:value-type="string">
            <text:list xml:id="list186371784557618828" text:style-name="L80">
              <text:list-item>
                <text:p text:style-name="P83">ミケは来ない。</text:p>
              </text:list-item>
              <text:list-item>
                <text:p text:style-name="P83">ドンは、擁壁についてから、やってきた。クロの腰さすりの間、待たせる。地面に寝転がって、頭は起こして、じっとしている。</text:p>
              </text:list-item>
              <text:list-item>
                <text:p text:style-name="P83">クロは、擁壁につくと、まだ壁の上にいる。下に<text:soft-page-break/>は降りていない。</text:p>
              </text:list-item>
              <text:list-item>
                <text:p text:style-name="P83">が、近づくと、するすると、壁の上を、歩道側へ歩いていく。つまり、地面に、より近い側へ、移動する。</text:p>
              </text:list-item>
              <text:list-item>
                <text:p text:style-name="P83">手を伸ばして、クロを抱いて、下ろそうとした。しかし、クロは、自分で、ストンと降りた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31">12</text:p>
          </table:table-cell>
          <table:table-cell table:style-name="表15.B2" office:value-type="string">
            <text:p text:style-name="P31">KB</text:p>
          </table:table-cell>
          <table:table-cell table:style-name="表15.C2" office:value-type="string">
            <text:list xml:id="list8309151400528804642" text:style-name="L81">
              <text:list-item>
                <text:p text:style-name="P84">ギター。演奏を継続。</text:p>
              </text:list-item>
              <text:list-item>
                <text:p text:style-name="P84">昨日のことだが、voice memoを、itunesのplaylistに入れた。今期のギター活動において、初。</text:p>
              </text:list-item>
            </text:list>
          </table:table-cell>
        </table:table-row>
        <table:table-row>
          <table:table-cell table:style-name="表15.A2" office:value-type="float" office:value="15">
            <text:p text:style-name="P31">15</text:p>
          </table:table-cell>
          <table:table-cell table:style-name="表15.B2" office:value-type="string">
            <text:p text:style-name="P31">やった</text:p>
          </table:table-cell>
          <table:table-cell table:style-name="表15.C2" office:value-type="string">
            <text:list xml:id="list3074597885297173242" text:style-name="L82">
              <text:list-item>
                <text:p text:style-name="P85">買い物。キャン・ドゥで。お金を下ろそうとしたが、今日が土曜であることを再度認識。夜間の手数料アップに加えて、土日の分まで。計、108 x 3 = 324。</text:p>
                <text:list>
                  <text:list-item>
                    <text:p text:style-name="P85">なるほど、例えば１万５千円下ろすとして、324円は、２％。手数料として、ひどく多い、とは、思わない。</text:p>
                  </text:list-item>
                  <text:list-item>
                    <text:p text:style-name="P85">しかし、324という絶対額を見る。多いよ、これは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16">
            <text:p text:style-name="P31">16</text:p>
          </table:table-cell>
          <table:table-cell table:style-name="表15.B2" office:value-type="string">
            <text:p text:style-name="P31">やらず</text:p>
          </table:table-cell>
          <table:table-cell table:style-name="表15.C2" office:value-type="string">
            <text:list xml:id="list2460101141045817120" text:style-name="L83">
              <text:list-item>
                <text:p text:style-name="P87">lang<text:span text:style-name="T10">たち。１つもやっていない。</text:span></text:p>
              </text:list-item>
            </text:list>
          </table:table-cell>
        </table:table-row>
        <table:table-row>
          <table:table-cell table:style-name="表15.A2" office:value-type="float" office:value="17">
            <text:p text:style-name="P31">17</text:p>
          </table:table-cell>
          <table:table-cell table:style-name="表15.B2" office:value-type="string">
            <text:p text:style-name="P31">currency</text:p>
          </table:table-cell>
          <table:table-cell table:style-name="表15.C2" office:value-type="string">
            <text:list xml:id="list3255415377846743686" text:style-name="L84">
              <text:list-item>
                <text:p text:style-name="P86">継続。loopは、１７０回目ぐらいまで、進行。コーディング未了の地点に至り、”break”で、終了。</text:p>
              </text:list-item>
            </text:list>
          </table:table-cell>
        </table:table-row>
      </table:table>
      <text:p text:style-name="P12"> </text:p>
      <text:p text:style-name="P17">明日</text:p>
      <text:p text:style-name="P16"> </text:p>
      <text:p text:style-name="P17">明日の、その先</text:p>
      <text:p text:style-name="P12"> </text:p>
      <text:p text:style-name="P5">[/ XXX]</text:p>
      <text:p text:style-name="P8">  </text:p>
      <text:p text:style-name="P19"/>
      <text:p text:style-name="P3">------------------------------------------------------------</text:p>
      <text:p text:style-name="P4"><text:soft-page-break/>[20190818_234046]</text:p>
      <text:p text:style-name="P141">topics : </text:p>
      <text:list xml:id="list484670191169673658" text:style-name="L85">
        <text:list-item>
          <text:p text:style-name="P142">マッコリ。買った。クリエイトで。さっき、飲んだ。</text:p>
        </text:list-item>
        <text:list-item>
          <text:p text:style-name="P142">ギター：スランプも、あるだろう。今日も、アイデアが湧いていて、６つのセッションで終わろうと思ったところ、結局、８つまで、増えてしまった。しかし、こういった湧出が、起こらない日も、あるだろう。</text:p>
        </text:list-item>
        <text:list-item>
          <text:p text:style-name="P142">ズボン、洗濯した。汗で、ジットリとしていた。</text:p>
        </text:list-item>
        <text:list-item>
          <text:p text:style-name="P142">紅茶作り：タイマー鳴ったの、気付かなかった。</text:p>
        </text:list-item>
        <text:list-item>
          <text:p text:style-name="P142">”Loud&amp;Clear”を聴いていて、「なぜ、わざわざ、こういうことをするのか」、と思った。つまり、ウクライナで、オリガークたちが、相争い、ドンバスへ軍事攻撃をかけ、トランプは誰それを言葉で猛撃し、等々。なぜ、そんな、疲れることを、わざわざ、自分から、やるんだ？新しいゴルフ場のアイデアを、練っていればいいじゃないか？そっちの方が、楽しいじゃないか？なぜ、どこそこのセレブがこうこう言った、ということを、追いかけるんだ？それよりも、代わりに、自分がいつもいつも、やりたかったあのことを、そっと、やり始めたら、いいじゃないか？</text:p>
        </text:list-item>
        <text:list-item>
          <text:p text:style-name="P142">currency：stopperのところまで、行った；次は、mt4のプログラミング。</text:p>
        </text:list-item>
        <text:list-item>
          <text:p text:style-name="P142">『漢方の知恵』を読んでいて、「必要なことだけを、著者から、受け取ろう」と、思った。つまり、漢方以外のテーマでは、「いや、それは、ねえだろう？？」と思ってしまう主張を、この著者は、とうとうと述べている。「そりゃ、無理だぜ、お前さんよ？？」</text:p>
        </text:list-item>
        <text:list-item>
          <text:p text:style-name="P142">高橋氏が、著書の中で、「面倒な計算が続いたので、次は...」（パラフレーズ）と言っている；「面倒」か？と思った。なるほど、記号はいろいろ出てくる。そのことを指しているのか？全体を見ると、「連続の式」など、馴染みある形式が出てきている。なるほど、計算を理解していないから、簡単に見えるんだ、ということかも、知れないが。</text:p>
        </text:list-item>
        <text:list-item>
          <text:p text:style-name="P142">マックス・カイザー＆ステイシー・ハーバート、sputnik radioでの放送、初めて聴いた；面白かった。</text:p>
        </text:list-item>
        <text:list-item>
          <text:p text:style-name="P143"><text:span text:style-name="T10">ロシア語の閲読：訳文をコピペする過程、キー１つ１つを、”steps”として、書き出</text:span><text:soft-page-break/><text:span text:style-name="T10">した；すごい、楽；閲読をしている時の（i.e. 訳文をコピペしたりしている時の）、頭の重さが、ほぼ、ない。</text:span></text:p>
        </text:list-item>
      </text:list>
      <text:p text:style-name="P12"> </text:p>
      <text:p text:style-name="P17">明日</text:p>
      <text:p text:style-name="P16"> </text:p>
      <text:p text:style-name="P17">明日の、その先</text:p>
      <text:p text:style-name="P12"> </text:p>
      <text:p text:style-name="P6">[/ 20190819_000027]</text:p>
      <text:p text:style-name="P7"/>
      <text:p text:style-name="P19">@@@</text:p>
      <text:p text:style-name="P3">------------------------------------------------------------</text:p>
      <text:p text:style-name="P4">[20190820_233147]</text:p>
      <text:list xml:id="list4139643230286455185" text:style-name="L86">
        <text:list-item>
          <text:p text:style-name="P145">餌遣り。ドンには、餌をあげないで、帰ってきた。</text:p>
          <text:list>
            <text:list-item>
              <text:p text:style-name="P145">ドンがまず、擁壁の少し手前の樹木から、かけてくる。ジプロクをしいて、固形をあげる。ほどなく、いや、そのすぐ後、ドンが擁壁のほうを凝視する。見やると、擁壁との中間ぐらいの地面に、おそらく、クロだろう、の影。ドンが、走り出そうとする。両手で身体を抑える。固形のジプロクは、封をまだしていない。袋自体が、膝から滑り落ちそうになっている。</text:p>
            </text:list-item>
            <text:list-item>
              <text:p text:style-name="P145">ドンを、片手だけで抑える。しかし、手から抜け出す。クロ目掛けて、突っ走る。</text:p>
            </text:list-item>
            <text:list-item>
              <text:p text:style-name="P145">ドンを追いかけようと、立ち上がる。ジプロクが地面に落ちる。固形がちらばる。</text:p>
            </text:list-item>
            <text:list-item>
              <text:p text:style-name="P145">擁壁へ行く。ドンが、ニャアァと鳴きながら、こちらへ戻ってくる。無視する。</text:p>
            </text:list-item>
            <text:list-item>
              <text:p text:style-name="P145">擁壁の上に、ミケがいる。近づくと、擁壁の上を移動してくる。固形をあげる。</text:p>
            </text:list-item>
            <text:list-item>
              <text:p text:style-name="P145">「チュッ、チュッ」と、舌を鳴らす。ほどなく、クロも戻ってくる。固形をあげる。</text:p>
            </text:list-item>
            <text:list-item>
              <text:p text:style-name="P145">２匹に、ペーストもあげる。擁壁を立ち去る。</text:p>
            </text:list-item>
            <text:list-item>
              <text:p text:style-name="P145">ドンは、ニャ、ニャ、ニャ、と鳴きながら、鉄階段へ向かう。袂まで、私も行く。そこに、未処理の、散らばった固形。土をかける。それから、足で、階段の下の地面へ、押し込む。</text:p>
            </text:list-item>
            <text:list-item>
              <text:p text:style-name="P145"><text:soft-page-break/>ドンは、私の異変を感じたのだろう、私から離れて、階段の袂から見て、西側の支柱の袂へ移動する。</text:p>
            </text:list-item>
            <text:list-item>
              <text:p text:style-name="P145">土をかけ終える。ドンを見やって、「今日は、ダメだぞ」と声をかける。そして、去る。</text:p>
            </text:list-item>
          </text:list>
        </text:list-item>
        <text:list-item>
          <text:p text:style-name="P145">昨夜、お兄さんに、仕事の現場が湘南台なので、仕事終わった後、顔を出したい旨、メールを送った。夜中の返信で、お兄さんは今日、出張だとのこと。のメールを読んだのは、今日の午後３時頃。またの機会だね、と、返信した。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31">1</text:p>
          </table:table-cell>
          <table:table-cell table:style-name="表17.B1" office:value-type="string">
            <text:p text:style-name="P31">天気</text:p>
          </table:table-cell>
          <table:table-cell table:style-name="表17.C1" office:value-type="string">
            <text:p text:style-name="P31"/>
          </table:table-cell>
        </table:table-row>
        <table:table-row>
          <table:table-cell table:style-name="表17.A2" office:value-type="float" office:value="2">
            <text:p text:style-name="P31">2</text:p>
          </table:table-cell>
          <table:table-cell table:style-name="表17.B2" office:value-type="string">
            <text:p text:style-name="P31">餌やり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3">
            <text:p text:style-name="P31">3</text:p>
          </table:table-cell>
          <table:table-cell table:style-name="表17.B2" office:value-type="string">
            <text:p text:style-name="P31"><text:ruby text:style-name="Ru1"><text:ruby-base>身体</text:ruby-base><text:ruby-text>しんたい</text:ruby-text></text:ruby><text:span text:style-name="T9">しんたい</text:span>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4">
            <text:p text:style-name="P31">4</text:p>
          </table:table-cell>
          <table:table-cell table:style-name="表17.B2" office:value-type="string">
            <text:p text:style-name="P31">思ったこと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5">
            <text:p text:style-name="P31">5</text:p>
          </table:table-cell>
          <table:table-cell table:style-name="表17.B2" office:value-type="string">
            <text:p text:style-name="P31">出来事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6">
            <text:p text:style-name="P31">6</text:p>
          </table:table-cell>
          <table:table-cell table:style-name="表17.B2" office:value-type="string">
            <text:p text:style-name="P31">止めた / 止めよう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7">
            <text:p text:style-name="P31">7</text:p>
          </table:table-cell>
          <table:table-cell table:style-name="表17.B2" office:value-type="string">
            <text:p text:style-name="P31">始めた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8">
            <text:p text:style-name="P32">8</text:p>
          </table:table-cell>
          <table:table-cell table:style-name="表17.B2" office:value-type="string">
            <text:p text:style-name="P31">気づいた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9">
            <text:p text:style-name="P31">9</text:p>
          </table:table-cell>
          <table:table-cell table:style-name="表17.B2" office:value-type="string">
            <text:p text:style-name="P31">新しい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0">
            <text:p text:style-name="P31">10</text:p>
          </table:table-cell>
          <table:table-cell table:style-name="表17.B2" office:value-type="string">
            <text:p text:style-name="P31">その他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1">
            <text:p text:style-name="P31">11</text:p>
          </table:table-cell>
          <table:table-cell table:style-name="表17.B2" office:value-type="string">
            <text:p text:style-name="P31">思い出したこと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2">
            <text:p text:style-name="P31">12</text:p>
          </table:table-cell>
          <table:table-cell table:style-name="表17.B2" office:value-type="string">
            <text:p text:style-name="P31">KB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3">
            <text:p text:style-name="P31">13</text:p>
          </table:table-cell>
          <table:table-cell table:style-name="表17.B2" office:value-type="string">
            <text:p text:style-name="P31">デッサン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4">
            <text:p text:style-name="P31">14</text:p>
          </table:table-cell>
          <table:table-cell table:style-name="表17.B2" office:value-type="string">
            <text:p text:style-name="P31">lang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5">
            <text:p text:style-name="P31">15</text:p>
          </table:table-cell>
          <table:table-cell table:style-name="表17.B2" office:value-type="string">
            <text:p text:style-name="P31">やった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6">
            <text:p text:style-name="P31">16</text:p>
          </table:table-cell>
          <table:table-cell table:style-name="表17.B2" office:value-type="string">
            <text:p text:style-name="P31">やらず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7">
            <text:p text:style-name="P31">17</text:p>
          </table:table-cell>
          <table:table-cell table:style-name="表17.B2" office:value-type="string">
            <text:p text:style-name="P31">currency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8">
            <text:p text:style-name="P31">18</text:p>
          </table:table-cell>
          <table:table-cell table:style-name="表17.B2" office:value-type="string">
            <text:p text:style-name="P31">知ったこと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19">
            <text:p text:style-name="P31">19</text:p>
          </table:table-cell>
          <table:table-cell table:style-name="表17.B2" office:value-type="string">
            <text:p text:style-name="P31">やろう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20">
            <text:p text:style-name="P31">20</text:p>
          </table:table-cell>
          <table:table-cell table:style-name="表17.B2" office:value-type="string">
            <text:p text:style-name="P31">ゴール</text:p>
          </table:table-cell>
          <table:table-cell table:style-name="表17.C2" office:value-type="string">
            <text:p text:style-name="P31"/>
          </table:table-cell>
        </table:table-row>
        <table:table-row>
          <table:table-cell table:style-name="表17.A2" office:value-type="float" office:value="21">
            <text:p text:style-name="P31">21</text:p>
          </table:table-cell>
          <table:table-cell table:style-name="表17.B2" office:value-type="string">
            <text:p text:style-name="P31">アファメ</text:p>
          </table:table-cell>
          <table:table-cell table:style-name="表17.C2" office:value-type="string">
            <text:p text:style-name="P31"/>
          </table:table-cell>
        </table:table-row>
      </table:table>
      <text:p text:style-name="P12"><text:soft-page-break/> </text:p>
      <text:p text:style-name="P17">明日</text:p>
      <text:p text:style-name="P16"> </text:p>
      <text:p text:style-name="P17">明日の、その先</text:p>
      <text:p text:style-name="P12"> </text:p>
      <text:p text:style-name="P5">[/ XXX]</text:p>
      <text:p text:style-name="P8"> </text:p>
      <text:p text:style-name="P7">--------------------------------------------- [TEMPLATE]</text:p>
      <text:p text:style-name="P15"> </text:p>
      <text:p text:style-name="P3">------------------------------------------------------------</text:p>
      <text:p text:style-name="P4">[XXX]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31">1</text:p>
          </table:table-cell>
          <table:table-cell table:style-name="表9.B1" office:value-type="string">
            <text:p text:style-name="P31">天気</text:p>
          </table:table-cell>
          <table:table-cell table:style-name="表9.C1" office:value-type="string">
            <text:p text:style-name="P31"/>
          </table:table-cell>
        </table:table-row>
        <table:table-row>
          <table:table-cell table:style-name="表9.A2" office:value-type="float" office:value="2">
            <text:p text:style-name="P31">2</text:p>
          </table:table-cell>
          <table:table-cell table:style-name="表9.B2" office:value-type="string">
            <text:p text:style-name="P31">餌やり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3">
            <text:p text:style-name="P31">3</text:p>
          </table:table-cell>
          <table:table-cell table:style-name="表9.B2" office:value-type="string">
            <text:p text:style-name="P31"><text:ruby text:style-name="Ru1"><text:ruby-base>身体</text:ruby-base><text:ruby-text>しんたい</text:ruby-text></text:ruby><text:span text:style-name="T9">しんたい</text:span>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4">
            <text:p text:style-name="P31">4</text:p>
          </table:table-cell>
          <table:table-cell table:style-name="表9.B2" office:value-type="string">
            <text:p text:style-name="P31">思ったこと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5">
            <text:p text:style-name="P31">5</text:p>
          </table:table-cell>
          <table:table-cell table:style-name="表9.B2" office:value-type="string">
            <text:p text:style-name="P31">出来事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6">
            <text:p text:style-name="P31">6</text:p>
          </table:table-cell>
          <table:table-cell table:style-name="表9.B2" office:value-type="string">
            <text:p text:style-name="P31">止めた / 止めよう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7">
            <text:p text:style-name="P31">7</text:p>
          </table:table-cell>
          <table:table-cell table:style-name="表9.B2" office:value-type="string">
            <text:p text:style-name="P31">始めた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8">
            <text:p text:style-name="P32">8</text:p>
          </table:table-cell>
          <table:table-cell table:style-name="表9.B2" office:value-type="string">
            <text:p text:style-name="P31">気づいた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9">
            <text:p text:style-name="P31">9</text:p>
          </table:table-cell>
          <table:table-cell table:style-name="表9.B2" office:value-type="string">
            <text:p text:style-name="P31">新しい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0">
            <text:p text:style-name="P31">10</text:p>
          </table:table-cell>
          <table:table-cell table:style-name="表9.B2" office:value-type="string">
            <text:p text:style-name="P31">その他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1">
            <text:p text:style-name="P31">11</text:p>
          </table:table-cell>
          <table:table-cell table:style-name="表9.B2" office:value-type="string">
            <text:p text:style-name="P31">思い出したこと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2">
            <text:p text:style-name="P31">12</text:p>
          </table:table-cell>
          <table:table-cell table:style-name="表9.B2" office:value-type="string">
            <text:p text:style-name="P31">KB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3">
            <text:p text:style-name="P31">13</text:p>
          </table:table-cell>
          <table:table-cell table:style-name="表9.B2" office:value-type="string">
            <text:p text:style-name="P31">デッサン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4">
            <text:p text:style-name="P31">14</text:p>
          </table:table-cell>
          <table:table-cell table:style-name="表9.B2" office:value-type="string">
            <text:p text:style-name="P31">lang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5">
            <text:p text:style-name="P31">15</text:p>
          </table:table-cell>
          <table:table-cell table:style-name="表9.B2" office:value-type="string">
            <text:p text:style-name="P31">やった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6">
            <text:p text:style-name="P31">16</text:p>
          </table:table-cell>
          <table:table-cell table:style-name="表9.B2" office:value-type="string">
            <text:p text:style-name="P31">やらず</text:p>
          </table:table-cell>
          <table:table-cell table:style-name="表9.C2" office:value-type="string">
            <text:p text:style-name="P31"/>
          </table:table-cell>
        </table:table-row>
        <text:soft-page-break/>
        <table:table-row>
          <table:table-cell table:style-name="表9.A2" office:value-type="float" office:value="17">
            <text:p text:style-name="P31">17</text:p>
          </table:table-cell>
          <table:table-cell table:style-name="表9.B2" office:value-type="string">
            <text:p text:style-name="P31">currency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8">
            <text:p text:style-name="P31">18</text:p>
          </table:table-cell>
          <table:table-cell table:style-name="表9.B2" office:value-type="string">
            <text:p text:style-name="P31">知ったこと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19">
            <text:p text:style-name="P31">19</text:p>
          </table:table-cell>
          <table:table-cell table:style-name="表9.B2" office:value-type="string">
            <text:p text:style-name="P31">やろう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20">
            <text:p text:style-name="P31">20</text:p>
          </table:table-cell>
          <table:table-cell table:style-name="表9.B2" office:value-type="string">
            <text:p text:style-name="P31">ゴール</text:p>
          </table:table-cell>
          <table:table-cell table:style-name="表9.C2" office:value-type="string">
            <text:p text:style-name="P31"/>
          </table:table-cell>
        </table:table-row>
        <table:table-row>
          <table:table-cell table:style-name="表9.A2" office:value-type="float" office:value="21">
            <text:p text:style-name="P31">21</text:p>
          </table:table-cell>
          <table:table-cell table:style-name="表9.B2" office:value-type="string">
            <text:p text:style-name="P31">アファメ</text:p>
          </table:table-cell>
          <table:table-cell table:style-name="表9.C2" office:value-type="string">
            <text:p text:style-name="P31"/>
          </table:table-cell>
        </table:table-row>
      </table:table>
      <text:p text:style-name="P12"> </text:p>
      <text:p text:style-name="P22"><text:span text:style-name="T5">明</text:span><text:span text:style-name="T5">日</text:span></text:p>
      <text:p text:style-name="P16"> </text:p>
      <text:p text:style-name="P17">明日の、その先</text:p>
      <text:p text:style-name="P12"> </text:p>
      <text:p text:style-name="P5">[/ XXX]</text:p>
      <text:p text:style-name="P12"> </text:p>
      <text:p text:style-name="P11">/--------------------------------------------- [/TEMPLATE]</text:p>
      <text:p text:style-name="P16"> </text:p>
      <text:p text:style-name="P21"><text:span text:style-name="T6">=================== </text:span><text:span text:style-name="T2"> </text:span><text:span text:style-name="T6">EOF</text:span><text:span text:style-name="T2">  </text:span><text:span text:style-name="T6">===================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19-08-21T00:22:56.88</dc:date>
    <dc:creator>iwabuchi ken</dc:creator>
    <meta:editing-duration>PT5H7M6S</meta:editing-duration>
    <meta:editing-cycles>35</meta:editing-cycles>
    <meta:generator>OpenOffice/4.1.3$Win32 OpenOffice.org_project/413m1$Build-9783</meta:generator>
    <meta:document-statistic meta:table-count="16" meta:image-count="0" meta:object-count="0" meta:page-count="30" meta:paragraph-count="796" meta:word-count="13690" meta:character-count="16239"/>
  </office:meta>
</office:document-meta>
</file>